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7000000F9418DC779.jpg" manifest:media-type="image/jpeg"/>
  <manifest:file-entry manifest:full-path="Pictures/100000000000092A000006426C48945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size="10pt" fo:font-weight="bold" officeooo:paragraph-rsid="001afacb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rsid="0009fea0" officeooo:paragraph-rsid="001afacb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rsid="0009fea0" officeooo:paragraph-rsid="0007ad8e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officeooo:rsid="0009fea0" officeooo:paragraph-rsid="0007ad8e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4pt" fo:font-weight="bold" officeooo:rsid="0007eaad" officeooo:paragraph-rsid="0007eaa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8pt" fo:font-weight="bold" officeooo:rsid="0009fea0" officeooo:paragraph-rsid="001afacb" style:font-size-asian="8pt" style:font-weight-asian="bold" style:font-size-complex="8pt" style:font-weight-complex="bold"/>
    </style:style>
    <style:style style:name="P7" style:family="paragraph" style:parent-style-name="Standard">
      <style:text-properties officeooo:paragraph-rsid="001afacb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Liberation Serif" fo:font-size="10pt" fo:font-style="normal" officeooo:rsid="004f2d60" officeooo:paragraph-rsid="004fdfd1" style:font-size-asian="10pt" style:font-style-asian="normal" style:font-size-complex="10pt" style:font-style-complex="normal"/>
    </style:style>
    <style:style style:name="P9" style:family="paragraph" style:parent-style-name="Title">
      <style:text-properties style:use-window-font-color="true" fo:font-size="16pt" style:font-size-asian="16pt" style:font-size-complex="16pt"/>
    </style:style>
    <style:style style:name="P10" style:family="paragraph" style:parent-style-name="Standard">
      <style:paragraph-properties fo:text-align="justify" style:justify-single-word="false" style:writing-mode="lr-tb"/>
      <style:text-properties style:use-window-font-color="true" style:font-name="Liberation Serif" fo:font-size="10pt" fo:font-style="normal" officeooo:rsid="00126c4a" officeooo:paragraph-rsid="0050a442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style:use-window-font-color="true" style:font-name="Liberation Serif" fo:font-size="10pt" fo:font-style="normal" officeooo:rsid="00126c4a" officeooo:paragraph-rsid="00510af9" style:font-size-asian="10pt" style:font-style-asian="normal" style:font-size-complex="10pt" style:font-style-complex="normal"/>
    </style:style>
    <style:style style:name="P12" style:family="paragraph" style:parent-style-name="Text_20_body">
      <style:paragraph-properties fo:text-align="justify" style:justify-single-word="false" style:writing-mode="lr-tb"/>
      <style:text-properties style:use-window-font-color="true" style:font-name="Liberation Serif" fo:font-size="10pt" fo:font-style="normal" officeooo:rsid="0040293b" officeooo:paragraph-rsid="0040293b" style:font-size-asian="10pt" style:font-style-asian="normal" style:font-size-complex="10pt" style:font-style-complex="normal"/>
    </style:style>
    <style:style style:name="P13" style:family="paragraph" style:parent-style-name="Text_20_body">
      <style:paragraph-properties fo:text-align="justify" style:justify-single-word="false"/>
      <style:text-properties style:use-window-font-color="true" style:font-name="Liberation Serif" fo:font-size="10pt" officeooo:rsid="0037e398" officeooo:paragraph-rsid="0043ff87" style:font-size-asian="10pt" style:font-size-complex="10pt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font-name="Liberation Serif" fo:font-size="10pt" fo:font-style="normal" officeooo:rsid="0037e398" officeooo:paragraph-rsid="00515936" style:font-size-asian="10pt" style:font-style-asian="normal" style:font-size-complex="10pt" style:font-style-complex="normal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size="10pt" officeooo:rsid="0043ff87" officeooo:paragraph-rsid="00510af9" style:font-size-asian="10pt" style:font-size-complex="10pt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fo:font-size="10pt" officeooo:rsid="0037e398" officeooo:paragraph-rsid="00491065" style:font-size-asian="10pt" style:font-size-complex="10pt"/>
    </style:style>
    <style:style style:name="P17" style:family="paragraph" style:parent-style-name="Standard" style:list-style-name="L1">
      <style:paragraph-properties fo:text-align="justify" style:justify-single-word="false"/>
      <style:text-properties style:use-window-font-color="true" style:font-name="Liberation Serif" fo:font-size="10pt" officeooo:rsid="003905bb" officeooo:paragraph-rsid="0056874f" style:font-size-asian="10pt" style:font-size-complex="10pt"/>
    </style:style>
    <style:style style:name="P18" style:family="paragraph" style:parent-style-name="Standard" style:list-style-name="L1">
      <style:paragraph-properties fo:text-align="justify" style:justify-single-word="false"/>
      <style:text-properties style:use-window-font-color="true" style:font-name="Liberation Serif" fo:font-size="10pt" officeooo:rsid="003905bb" officeooo:paragraph-rsid="0050a442" style:font-size-asian="10pt" style:font-size-complex="10pt"/>
    </style:style>
    <style:style style:name="P19" style:family="paragraph" style:parent-style-name="Standard" style:list-style-name="L2">
      <style:paragraph-properties fo:text-align="justify" style:justify-single-word="false"/>
      <style:text-properties style:use-window-font-color="true" style:font-name="Liberation Serif" fo:font-size="10pt" fo:font-style="normal" officeooo:rsid="004e6167" officeooo:paragraph-rsid="0050a442" style:font-size-asian="10pt" style:font-style-asian="normal" style:font-size-complex="10pt" style:font-style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style:use-window-font-color="true" style:font-name="Liberation Serif" fo:font-size="10pt" fo:font-style="normal" officeooo:rsid="004f2d60" officeooo:paragraph-rsid="0050a442" style:font-size-asian="10pt" style:font-style-asian="normal" style:font-size-complex="10pt" style:font-style-complex="normal"/>
    </style:style>
    <style:style style:name="P21" style:family="paragraph" style:parent-style-name="Text_20_body" style:list-style-name="L1">
      <style:paragraph-properties fo:text-align="justify" style:justify-single-word="false"/>
      <style:text-properties style:use-window-font-color="true" style:font-name="Liberation Serif" fo:font-size="10pt" officeooo:rsid="003905bb" officeooo:paragraph-rsid="003905bb" style:font-size-asian="10pt" style:font-size-complex="10pt"/>
    </style:style>
    <style:style style:name="P22" style:family="paragraph" style:parent-style-name="Text_20_body" style:list-style-name="L1">
      <style:paragraph-properties fo:text-align="justify" style:justify-single-word="false"/>
      <style:text-properties style:use-window-font-color="true" style:font-name="Liberation Serif" fo:font-size="10pt" officeooo:rsid="003905bb" officeooo:paragraph-rsid="004c1b7e" style:font-size-asian="10pt" style:font-size-complex="10pt"/>
    </style:style>
    <style:style style:name="P23" style:family="paragraph" style:parent-style-name="Text_20_body" style:list-style-name="L1">
      <style:paragraph-properties fo:text-align="justify" style:justify-single-word="false"/>
      <style:text-properties style:use-window-font-color="true" style:font-name="Liberation Serif" fo:font-size="10pt" officeooo:rsid="0043ff87" officeooo:paragraph-rsid="00521c49" style:font-size-asian="10pt" style:font-size-complex="10pt"/>
    </style:style>
    <style:style style:name="P24" style:family="paragraph" style:parent-style-name="Text_20_body" style:list-style-name="L2">
      <style:paragraph-properties fo:text-align="justify" style:justify-single-word="false"/>
      <style:text-properties style:use-window-font-color="true" style:font-name="Liberation Serif" fo:font-size="10pt" fo:font-style="normal" officeooo:rsid="004e6167" officeooo:paragraph-rsid="004e6167" style:font-size-asian="10pt" style:font-style-asian="normal" style:font-size-complex="10pt" style:font-style-complex="normal"/>
    </style:style>
    <style:style style:name="P25" style:family="paragraph" style:parent-style-name="Text_20_body" style:list-style-name="L2">
      <style:paragraph-properties fo:text-align="justify" style:justify-single-word="false"/>
      <style:text-properties style:use-window-font-color="true" style:font-name="Liberation Serif" fo:font-size="10pt" fo:font-style="normal" officeooo:rsid="004f2d60" officeooo:paragraph-rsid="004f2d60" style:font-size-asian="10pt" style:font-style-asian="normal" style:font-size-complex="10pt" style:font-style-complex="normal"/>
    </style:style>
    <style:style style:name="P26" style:family="paragraph" style:parent-style-name="Text_20_body" style:list-style-name="L1">
      <style:paragraph-properties fo:text-align="justify" style:justify-single-word="false"/>
      <style:text-properties style:font-name="Liberation Serif" fo:font-size="10pt" officeooo:rsid="003905bb" officeooo:paragraph-rsid="004c1b7e" style:font-size-asian="10pt" style:font-size-complex="10pt"/>
    </style:style>
    <style:style style:name="P27" style:family="paragraph" style:parent-style-name="Heading_20_3">
      <style:paragraph-properties fo:text-align="justify" style:justify-single-word="false"/>
      <style:text-properties style:use-window-font-color="true" fo:font-size="12pt" officeooo:rsid="003e3c78" officeooo:paragraph-rsid="003e3c78" style:font-size-asian="12pt" style:font-size-complex="12pt"/>
    </style:style>
    <style:style style:name="P28" style:family="paragraph" style:parent-style-name="Heading_20_3">
      <style:paragraph-properties fo:text-align="justify" style:justify-single-word="false"/>
      <style:text-properties style:use-window-font-color="true" fo:font-size="12pt" officeooo:rsid="0037e398" officeooo:paragraph-rsid="0037e398" style:font-size-asian="12pt" style:font-size-complex="12pt"/>
    </style:style>
    <style:style style:name="P29" style:family="paragraph" style:parent-style-name="Heading_20_3">
      <style:paragraph-properties fo:text-align="justify" style:justify-single-word="false"/>
      <style:text-properties officeooo:rsid="0037e398" officeooo:paragraph-rsid="0037e398"/>
    </style:style>
    <style:style style:name="P3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1f922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size="12pt" style:font-size-asian="12pt" style:font-size-complex="12pt"/>
    </style:style>
    <style:style style:name="T6" style:family="text">
      <style:text-properties style:use-window-font-color="true" fo:font-size="12pt" officeooo:rsid="0047a106" style:font-size-asian="12pt" style:font-size-complex="12pt"/>
    </style:style>
    <style:style style:name="T7" style:family="text"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use-window-font-color="true" style:font-name="FreeMono" officeooo:rsid="00498486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 officeooo:rsid="00498486"/>
    </style:style>
    <style:style style:name="T11" style:family="text">
      <style:text-properties style:use-window-font-color="true" officeooo:rsid="00491065"/>
    </style:style>
    <style:style style:name="T12" style:family="text">
      <style:text-properties style:use-window-font-color="true" officeooo:rsid="004ac74e"/>
    </style:style>
    <style:style style:name="T13" style:family="text">
      <style:text-properties style:use-window-font-color="true" officeooo:rsid="004c1b7e"/>
    </style:style>
    <style:style style:name="T14" style:family="text">
      <style:text-properties style:use-window-font-color="true" fo:font-style="italic" style:font-style-asian="italic" style:font-style-complex="italic"/>
    </style:style>
    <style:style style:name="T15" style:family="text">
      <style:text-properties officeooo:rsid="0041adab"/>
    </style:style>
    <style:style style:name="T16" style:family="text">
      <style:text-properties officeooo:rsid="0047a106"/>
    </style:style>
    <style:style style:name="T17" style:family="text">
      <style:text-properties officeooo:rsid="00491065"/>
    </style:style>
    <style:style style:name="T18" style:family="text">
      <style:text-properties style:font-name="FreeMono" officeooo:rsid="00498486"/>
    </style:style>
    <style:style style:name="T19" style:family="text">
      <style:text-properties style:font-name="FreeMono" officeooo:rsid="004e6167"/>
    </style:style>
    <style:style style:name="T20" style:family="text">
      <style:text-properties officeooo:rsid="0043ff87"/>
    </style:style>
    <style:style style:name="T21" style:family="text">
      <style:text-properties officeooo:rsid="004c1b7e"/>
    </style:style>
    <style:style style:name="T22" style:family="text">
      <style:text-properties officeooo:rsid="004e6167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uter Programming (2)" text:name="CourseTitle"/>
        <text:user-field-decl office:value-type="string" office:string-value="ECE 214C" text:name="CourseCode"/>
      </text:user-field-decls>
      <text:p text:style-name="P9"><text:bookmark-start text:name="__DdeLink__195_1140517241"/>Sheet <text:span text:style-name="T3">2</text:span></text:p>
      <text:h text:style-name="P27" text:outline-level="3">Problem <text:span text:style-name="T16">1</text:span>: <text:bookmark-start text:name="__DdeLink__193_1140517241"/><text:span text:style-name="T1">Recursive Factorial</text:span><text:bookmark-end text:name="__DdeLink__195_1140517241"/><text:bookmark-end text:name="__DdeLink__193_1140517241"/></text:h>
      <text:p text:style-name="P10">The factorial of a nonnegative integer <draw:g text:anchor-type="as-char" svg:y="-0.0634in" draw:z-index="7" draw:style-name="gr1"><svg:title>TexMaths</svg:title><svg:desc>10§inline§n§svg§600§FALSE</svg:desc><draw:polygon draw:style-name="gr2" draw:text-style-name="P30" svg:width="0.0831in" svg:height="0.0594in" svg:x="0in" svg:y="0.0016in" svg:viewBox="0 0 212 152" draw:points="106,152 0,152 0,0 212,0 212,152"><text:p/></draw:polygon><draw:path draw:style-name="gr3" draw:text-style-name="P30" svg:width="0.0748in" svg:height="0.0626in" svg:x="0.0039in" svg:y="0in" svg:viewBox="0 0 191 160" svg:d="M21 135c-1 6-3 14-3 16 0 6 5 9 10 9 4 0 11-3 13-10 0 0 5-17 7-26l7-32c3-7 5-15 6-23 2-6 5-17 5-18 5-11 24-43 58-43 16 0 19 13 19 25 0 21-18 67-23 82-3 8-4 12-4 16 0 17 13 29 29 29 33 0 46-51 46-54 0-4-3-4-4-4-3 0-3 1-5 7-7 24-19 43-36 43-6 0-9-3-9-11 0-9 4-18 7-25 7-19 21-58 21-78 0-24-15-38-40-38-32 0-49 23-55 31-2-20-17-31-33-31s-23 14-26 20c-6 12-11 33-11 34 0 4 4 4 4 4 4 0 4 0 6-8 6-25 13-42 26-42 7 0 11 4 11 16 0 7-1 11-6 30z"><text:p/></draw:path></draw:g> is written <text:span text:style-name="T21">as</text:span> <draw:g text:anchor-type="as-char" svg:y="-0.1016in" draw:z-index="6" draw:style-name="gr1"><svg:title>TexMaths</svg:title><svg:desc>10§inline§n!§svg§600§FALSE</svg:desc><draw:polygon draw:style-name="gr2" draw:text-style-name="P30" svg:width="0.1217in" svg:height="0.0961in" svg:x="0in" svg:y="0.0031in" svg:viewBox="0 0 310 245" draw:points="155,245 0,245 0,0 310,0 310,245"><text:p/></draw:polygon><draw:path draw:style-name="gr3" draw:text-style-name="P30" svg:width="0.0748in" svg:height="0.0626in" svg:x="0.0039in" svg:y="0.0382in" svg:viewBox="0 0 191 160" svg:d="M21 135c-1 6-3 14-3 16 0 6 5 9 10 9 4 0 11-3 13-10 0 0 5-17 7-26l7-32c3-7 5-15 6-23 2-6 5-17 5-18 5-11 24-43 58-43 16 0 19 13 19 25 0 21-18 67-23 82-3 8-4 12-4 16 0 17 13 29 29 29 33 0 46-51 46-54 0-4-3-4-4-4-3 0-3 1-5 7-7 24-19 43-36 43-6 0-9-3-9-11 0-9 4-18 7-25 7-19 21-58 21-78 0-24-15-38-40-38-32 0-49 23-55 31-2-20-17-31-33-31s-23 14-26 20c-6 12-11 33-11 34 0 4 4 4 4 4 4 0 4 0 6-8 6-25 13-42 26-42 7 0 11 4 11 16 0 7-1 11-6 30z"><text:p/></draw:path><draw:path draw:style-name="gr3" draw:text-style-name="P30" svg:width="0.0146in" svg:height="0.0992in" svg:x="0.0949in" svg:y="0in" svg:viewBox="0 0 38 253" svg:d="M24 179l14-161c0-12-9-18-19-18-9 0-19 6-19 18l14 161c0 5 1 8 5 8s5-2 5-8zM38 234c0-10-8-19-19-19-10 0-19 9-19 19s9 19 19 19c11 0 19-9 19-19z"><text:p/></draw:path></draw:g> (pronounced “n factorial”) and is defined as follows:</text:p>
      <text:p text:style-name="P10"><text:tab/><draw:g text:anchor-type="as-char" svg:y="-0.2016in" draw:z-index="5" draw:style-name="gr1"><svg:title>TexMaths</svg:title><svg:desc>10§display§n!=\left\{\begin{matrix} n \cdot (n-1) \cdot (n-2) \cdot \ldots \cdot 1 &amp;,n\geqslant 1 \\ 1 &amp;,n=0 \end{matrix}\right.§svg§600§FALSE</svg:desc><draw:polygon draw:style-name="gr2" draw:text-style-name="P30" svg:width="2.5177in" svg:height="0.3323in" svg:x="0in" svg:y="0in" svg:viewBox="0 0 6396 845" draw:points="3198,845 0,845 0,0 6396,0 6396,845"><text:p/></draw:polygon><draw:path draw:style-name="gr3" draw:text-style-name="P30" svg:width="0.0748in" svg:height="0.0626in" svg:x="0.0039in" svg:y="0.1394in" svg:viewBox="0 0 191 160" svg:d="M21 135c-1 6-3 14-3 16 0 6 5 9 10 9 4 0 11-3 13-10 0 0 5-17 7-26l7-32c3-7 5-15 6-23 2-6 5-17 5-18 5-11 24-43 58-43 16 0 19 13 19 25 0 21-18 67-23 82-3 8-4 12-4 16 0 17 13 29 29 29 33 0 46-51 46-54 0-4-3-4-4-4-3 0-3 1-5 7-7 24-19 43-36 43-6 0-9-3-9-11 0-9 4-18 7-25 7-19 21-58 21-78 0-24-15-38-40-38-32 0-49 23-55 31-2-20-17-31-33-31s-23 14-26 20c-6 12-11 33-11 34 0 4 4 4 4 4 4 0 4 0 6-8 6-25 13-42 26-42 7 0 11 4 11 16 0 7-1 11-6 30z"><text:p/></draw:path><draw:path draw:style-name="gr3" draw:text-style-name="P30" svg:width="0.0146in" svg:height="0.0992in" svg:x="0.0949in" svg:y="0.1016in" svg:viewBox="0 0 38 253" svg:d="M24 179l14-161c0-12-9-18-19-18-9 0-19 6-19 18l14 161c0 5 1 8 5 8s5-2 5-8zM38 234c0-10-8-19-19-19-10 0-19 9-19 19s9 19 19 19c11 0 19-9 19-19z"><text:p/></draw:path><draw:path draw:style-name="gr3" draw:text-style-name="P30" svg:width="0.0921in" svg:height="0.0323in" svg:x="0.1677in" svg:y="0.15in" svg:viewBox="0 0 235 83" svg:d="M223 14c5 0 12 0 12-7s-7-7-12-7h-211c-5 0-12 0-12 7s7 7 12 7zM223 83c5 0 12 0 12-7s-7-7-12-7h-211c-5 0-12 0-12 7s7 7 12 7z"><text:p/></draw:path><draw:path draw:style-name="gr3" draw:text-style-name="P30" svg:width="0.0673in" svg:height="0.3319in" svg:x="0.324in" svg:y="0in" svg:viewBox="0 0 172 844" svg:d="M101 538c0-17 0-43-23-71-13-18-33-34-58-45 69-33 81-83 81-104v-202c0-22 0-67 68-101 3-1 3-2 3-7 0-8 0-8-8-8-5 0-5 0-14 4-35 17-70 45-78 88-1 7-1 10-1 34v163c0 10 0 29 0 33-3 37-25 69-65 91-6 3-6 3-6 9s0 6 5 9c24 13 58 38 65 82 1 8 1 9 1 13v209c0 51 36 85 80 105 7 4 8 4 13 4 8 0 8 0 8-8 0-5 0-6-3-7-15-7-60-30-68-81 0-5 0-9 0-30z"><text:p/></draw:path><draw:path draw:style-name="gr3" draw:text-style-name="P30" svg:width="0.0748in" svg:height="0.0626in" svg:x="0.4138in" svg:y="0.0543in" svg:viewBox="0 0 191 160" svg:d="M21 135c-1 6-3 14-3 16 0 6 5 9 10 9 4 0 11-3 13-10 0 0 5-17 7-26l7-32c3-7 5-15 6-23 2-6 5-17 5-18 5-11 24-43 58-43 16 0 19 13 19 25 0 21-18 67-23 82-3 8-4 12-4 16 0 17 13 29 29 29 33 0 46-51 46-54 0-4-3-4-4-4-3 0-3 1-5 7-7 24-19 43-36 43-6 0-9-3-9-11 0-9 4-18 7-25 7-19 21-58 21-78 0-24-15-38-40-38-32 0-49 23-55 31-2-20-17-31-33-31s-23 14-26 20c-6 12-11 33-11 34 0 4 4 4 4 4 4 0 4 0 6-8 6-25 13-42 26-42 7 0 11 4 11 16 0 7-1 11-6 30z"><text:p/></draw:path><draw:path draw:style-name="gr3" draw:text-style-name="P30" svg:width="0.0146in" svg:height="0.0146in" svg:x="0.5354in" svg:y="0.0744in" svg:viewBox="0 0 38 38" svg:d="M38 19c0-10-8-19-19-19-10 0-19 9-19 19 0 11 9 19 19 19 11 0 19-8 19-19z"><text:p/></draw:path><draw:path draw:style-name="gr3" draw:text-style-name="P30" svg:width="0.0323in" svg:height="0.1382in" svg:x="0.6063in" svg:y="0.0126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30" svg:width="0.0748in" svg:height="0.0626in" svg:x="0.6504in" svg:y="0.0543in" svg:viewBox="0 0 191 160" svg:d="M21 135c-1 6-3 14-3 16 0 6 5 9 10 9 4 0 11-3 13-10 0 0 5-17 7-26l7-32c3-7 5-15 6-23 2-6 5-17 5-18 5-11 24-43 58-43 16 0 19 13 19 25 0 21-18 67-23 82-3 8-4 12-4 16 0 17 13 29 29 29 33 0 46-51 46-54 0-4-3-4-4-4-3 0-3 1-5 7-7 24-19 43-36 43-6 0-9-3-9-11 0-9 4-18 7-25 7-19 21-58 21-78 0-24-15-38-40-38-32 0-49 23-55 31-2-20-17-31-33-31s-23 14-26 20c-6 12-11 33-11 34 0 4 4 4 4 4 4 0 4 0 6-8 6-25 13-42 26-42 7 0 11 4 11 16 0 7-1 11-6 30z"><text:p/></draw:path><draw:path draw:style-name="gr3" draw:text-style-name="P30" svg:width="0.0846in" svg:height="0.0055in" svg:x="0.7717in" svg:y="0.078in" svg:viewBox="0 0 216 15" svg:d="M203 15c6 0 13 0 13-7 0-8-7-8-13-8h-191c-6 0-12 0-12 8 0 7 6 7 12 7z"><text:p/></draw:path><draw:path draw:style-name="gr3" draw:text-style-name="P30" svg:width="0.0457in" svg:height="0.0921in" svg:x="0.911in" svg:y="0.024in" svg:viewBox="0 0 117 235" svg:d="M73 9c0-8 0-9-8-9-22 23-54 23-65 23v11c7 0 28 0 46-10v183c0 13-1 17-33 17h-11v11c13-1 43-1 58-1 14 0 45 0 57 1v-11h-11c-32 0-33-4-33-17z"><text:p/></draw:path><draw:path draw:style-name="gr3" draw:text-style-name="P30" svg:width="0.0323in" svg:height="0.1382in" svg:x="0.976in" svg:y="0.0126in" svg:viewBox="0 0 83 352" svg:d="M83 176c0-27-4-70-24-110-21-43-52-66-55-66s-4 1-4 4c0 1 0 1 7 8 35 35 55 91 55 164 0 61-13 123-57 167-5 4-5 5-5 6 0 2 1 3 4 3s35-24 56-68c18-39 23-78 23-108z"><text:p/></draw:path><draw:path draw:style-name="gr3" draw:text-style-name="P30" svg:width="0.0146in" svg:height="0.0146in" svg:x="1.0646in" svg:y="0.0744in" svg:viewBox="0 0 38 38" svg:d="M38 19c0-10-8-19-19-19-10 0-19 9-19 19 0 11 9 19 19 19 11 0 19-8 19-19z"><text:p/></draw:path><draw:path draw:style-name="gr3" draw:text-style-name="P30" svg:width="0.0323in" svg:height="0.1382in" svg:x="1.1354in" svg:y="0.0126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30" svg:width="0.0748in" svg:height="0.0626in" svg:x="1.1795in" svg:y="0.0543in" svg:viewBox="0 0 191 160" svg:d="M21 135c-1 6-3 14-3 16 0 6 5 9 10 9 4 0 11-3 13-10 0 0 5-17 7-26l7-32c3-7 5-15 6-23 2-6 5-17 5-18 5-11 24-43 58-43 16 0 19 13 19 25 0 21-18 67-23 82-3 8-4 12-4 16 0 17 13 29 29 29 33 0 46-51 46-54 0-4-3-4-4-4-3 0-3 1-5 7-7 24-19 43-36 43-6 0-9-3-9-11 0-9 4-18 7-25 7-19 21-58 21-78 0-24-15-38-40-38-32 0-49 23-55 31-2-20-17-31-33-31s-23 14-26 20c-6 12-11 33-11 34 0 4 4 4 4 4 4 0 4 0 6-8 6-25 13-42 26-42 7 0 11 4 11 16 0 7-1 11-6 30z"><text:p/></draw:path><draw:path draw:style-name="gr3" draw:text-style-name="P30" svg:width="0.0846in" svg:height="0.0055in" svg:x="1.3008in" svg:y="0.078in" svg:viewBox="0 0 216 15" svg:d="M203 15c6 0 13 0 13-7 0-8-7-8-13-8h-191c-6 0-12 0-12 8 0 7 6 7 12 7z"><text:p/></draw:path><draw:path draw:style-name="gr3" draw:text-style-name="P30" svg:width="0.0551in" svg:height="0.0921in" svg:x="1.4346in" svg:y="0.024in" svg:viewBox="0 0 141 235" svg:d="M27 208l38-36c55-49 76-68 76-104 0-40-32-68-75-68-40 0-66 32-66 64 0 20 18 20 19 20 6 0 18-5 18-19 0-9-6-18-19-18-2 0-3 0-4 0 8-23 27-36 48-36 32 0 47 29 47 57 0 29-18 57-37 78l-68 76c-4 4-4 5-4 13h131l10-61h-9c-1 10-4 26-7 31-3 3-26 3-34 3z"><text:p/></draw:path><draw:path draw:style-name="gr3" draw:text-style-name="P30" svg:width="0.0323in" svg:height="0.1382in" svg:x="1.5047in" svg:y="0.0126in" svg:viewBox="0 0 83 352" svg:d="M83 176c0-27-4-70-24-110-21-43-52-66-55-66s-4 1-4 4c0 1 0 1 7 8 35 35 55 91 55 164 0 61-13 123-57 167-5 4-5 5-5 6 0 2 1 3 4 3s35-24 56-68c18-39 23-78 23-108z"><text:p/></draw:path><draw:path draw:style-name="gr3" draw:text-style-name="P30" svg:width="0.0146in" svg:height="0.0146in" svg:x="1.5933in" svg:y="0.0744in" svg:viewBox="0 0 38 38" svg:d="M38 19c0-10-8-19-19-19-10 0-19 9-19 19 0 11 9 19 19 19 11 0 19-8 19-19z"><text:p/></draw:path><draw:path draw:style-name="gr3" draw:text-style-name="P30" svg:width="0.0146in" svg:height="0.0146in" svg:x="1.6626in" svg:y="0.1016in" svg:viewBox="0 0 38 38" svg:d="M38 19c0-10-8-19-19-19-10 0-19 9-19 19 0 11 9 19 19 19 11 0 19-8 19-19z"><text:p/></draw:path><draw:path draw:style-name="gr3" draw:text-style-name="P30" svg:width="0.0146in" svg:height="0.0146in" svg:x="1.724in" svg:y="0.1016in" svg:viewBox="0 0 38 38" svg:d="M38 19c0-10-8-19-19-19-10 0-19 9-19 19 0 11 9 19 19 19 11 0 19-8 19-19z"><text:p/></draw:path><draw:path draw:style-name="gr3" draw:text-style-name="P30" svg:width="0.0146in" svg:height="0.0146in" svg:x="1.7854in" svg:y="0.1016in" svg:viewBox="0 0 38 38" svg:d="M38 19c0-10-8-19-19-19-10 0-19 9-19 19 0 11 9 19 19 19 11 0 19-8 19-19z"><text:p/></draw:path><draw:path draw:style-name="gr3" draw:text-style-name="P30" svg:width="0.0146in" svg:height="0.0146in" svg:x="1.8547in" svg:y="0.0744in" svg:viewBox="0 0 38 38" svg:d="M38 19c0-10-8-19-19-19-10 0-19 9-19 19 0 11 9 19 19 19 11 0 19-8 19-19z"><text:p/></draw:path><draw:path draw:style-name="gr3" draw:text-style-name="P30" svg:width="0.0457in" svg:height="0.0921in" svg:x="1.9244in" svg:y="0.024in" svg:viewBox="0 0 117 235" svg:d="M73 9c0-8 0-9-8-9-22 23-54 23-65 23v11c7 0 28 0 46-10v183c0 13-1 17-33 17h-11v11c13-1 43-1 58-1 14 0 45 0 57 1v-11h-11c-32 0-33-4-33-17z"><text:p/></draw:path><draw:path draw:style-name="gr3" draw:text-style-name="P30" svg:width="0.0161in" svg:height="0.0413in" svg:x="2.1315in" svg:y="0.1016in" svg:viewBox="0 0 42 106" svg:d="M42 37c0-23-9-37-23-37-12 0-19 9-19 19 0 9 7 19 19 19 4 0 9-2 13-5 1-1 1-1 1-1 1 0 1 0 1 5 0 27-12 48-24 60-4 3-4 4-4 5 0 3 2 4 3 4 4 0 33-27 33-69z"><text:p/></draw:path><draw:path draw:style-name="gr3" draw:text-style-name="P30" svg:width="0.0748in" svg:height="0.0626in" svg:x="2.185in" svg:y="0.0543in" svg:viewBox="0 0 191 160" svg:d="M21 135c-1 6-3 14-3 16 0 6 5 9 10 9 4 0 11-3 13-10 0 0 5-17 7-26l7-32c3-7 5-15 6-23 2-6 5-17 5-18 5-11 24-43 58-43 16 0 19 13 19 25 0 21-18 67-23 82-3 8-4 12-4 16 0 17 13 29 29 29 33 0 46-51 46-54 0-4-3-4-4-4-3 0-3 1-5 7-7 24-19 43-36 43-6 0-9-3-9-11 0-9 4-18 7-25 7-19 21-58 21-78 0-24-15-38-40-38-32 0-49 23-55 31-2-20-17-31-33-31s-23 14-26 20c-6 12-11 33-11 34 0 4 4 4 4 4 4 0 4 0 6-8 6-25 13-42 26-42 7 0 11 4 11 16 0 7-1 11-6 30z"><text:p/></draw:path><draw:path draw:style-name="gr3" draw:text-style-name="P30" svg:width="0.0846in" svg:height="0.1071in" svg:x="2.3138in" svg:y="0.028in" svg:viewBox="0 0 216 273" svg:d="M209 110c5-2 7-5 7-8 0-4-3-5-7-7l-195-93c-5-2-6-2-7-2-4 0-7 3-7 7 0 5 3 6 7 8l185 87-185 87c-6 3-7 5-7 8 0 4 3 7 7 7 1 0 2 0 6-2zM209 178c5-2 7-4 7-7 0-7-7-7-9-7l-200 94c-4 2-7 4-7 8s3 7 7 7c1 0 2 0 6-3z"><text:p/></draw:path><draw:path draw:style-name="gr3" draw:text-style-name="P30" svg:width="0.0457in" svg:height="0.0921in" svg:x="2.461in" svg:y="0.024in" svg:viewBox="0 0 117 235" svg:d="M73 9c0-8 0-9-8-9-22 23-54 23-65 23v11c7 0 28 0 46-10v183c0 13-1 17-33 17h-11v11c13-1 43-1 58-1 14 0 45 0 57 1v-11h-11c-32 0-33-4-33-17z"><text:p/></draw:path><draw:path draw:style-name="gr3" draw:text-style-name="P30" svg:width="0.0457in" svg:height="0.0921in" svg:x="1.1732in" svg:y="0.1898in" svg:viewBox="0 0 117 235" svg:d="M73 9c0-8 0-9-8-9-22 23-54 23-65 23v11c7 0 28 0 46-10v183c0 13-1 17-33 17h-11v11c13-1 43-1 58-1 14 0 45 0 57 1v-11h-11c-32 0-33-4-33-17z"><text:p/></draw:path><draw:path draw:style-name="gr3" draw:text-style-name="P30" svg:width="0.0161in" svg:height="0.0413in" svg:x="2.1315in" svg:y="0.2677in" svg:viewBox="0 0 42 106" svg:d="M42 37c0-23-9-37-23-37-12 0-19 9-19 19 0 9 7 19 19 19 4 0 9-2 13-5 1-1 1-1 1-1 1 0 1 0 1 5 0 27-12 48-24 60-4 3-4 4-4 5 0 3 2 4 3 4 4 0 33-27 33-69z"><text:p/></draw:path><draw:path draw:style-name="gr3" draw:text-style-name="P30" svg:width="0.0748in" svg:height="0.0626in" svg:x="2.185in" svg:y="0.2213in" svg:viewBox="0 0 191 160" svg:d="M21 135c-1 6-3 14-3 16 0 6 5 9 10 9 4 0 11-3 13-10 0 0 5-17 7-26l7-32c3-7 5-15 6-23 2-6 5-17 5-18 5-11 24-43 58-43 16 0 19 13 19 25 0 21-18 67-23 82-3 8-4 12-4 16 0 17 13 29 29 29 33 0 46-51 46-54 0-4-3-4-4-4-3 0-3 1-5 7-7 24-19 43-36 43-6 0-9-3-9-11 0-9 4-18 7-25 7-19 21-58 21-78 0-24-15-38-40-38-32 0-49 23-55 31-2-20-17-31-33-31s-23 14-26 20c-6 12-11 33-11 34 0 4 4 4 4 4 4 0 4 0 6-8 6-25 13-42 26-42 7 0 11 4 11 16 0 7-1 11-6 30z"><text:p/></draw:path><draw:path draw:style-name="gr3" draw:text-style-name="P30" svg:width="0.0921in" svg:height="0.0323in" svg:x="2.3102in" svg:y="0.2307in" svg:viewBox="0 0 235 83" svg:d="M223 14c5 0 12 0 12-7s-7-7-12-7h-211c-5 0-12 0-12 7s7 7 12 7zM223 83c5 0 12 0 12-7s-7-7-12-7h-211c-5 0-12 0-12 7s7 7 12 7z"><text:p/></draw:path><draw:path draw:style-name="gr3" draw:text-style-name="P30" svg:width="0.0583in" svg:height="0.0953in" svg:x="2.4539in" svg:y="0.1898in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<text:p/></draw:path></draw:g></text:p>
      <text:p text:style-name="P11"><text:span text:style-name="T2">For example</text:span>, <draw:g text:anchor-type="as-char" svg:y="-0.1028in" draw:z-index="9" draw:style-name="gr1"><svg:title>TexMaths</svg:title><svg:desc>10§inline§5! = 5 \cdot 4 \cdot 3 \cdot 2 \cdot 1§svg§600§FALSE</svg:desc><draw:polygon draw:style-name="gr2" draw:text-style-name="P30" svg:width="1.0378in" svg:height="0.0961in" svg:x="0in" svg:y="0.0031in" svg:viewBox="0 0 2637 245" draw:points="1318,245 0,245 0,0 2637,0 2637,245"><text:p/></draw:polygon><draw:path draw:style-name="gr3" draw:text-style-name="P30" svg:width="0.0551in" svg:height="0.0953in" svg:x="0.0071in" svg:y="0.0071in" svg:viewBox="0 0 141 243" svg:d="M141 164c0-42-29-77-67-77-17 0-32 5-45 18v-69c7 2 19 5 30 5 44 0 68-33 68-37 0-2-1-4-3-4 0 0-1 0-3 1-7 3-24 10-48 10-14 0-31-2-47-10-3-1-4-1-4-1-4 0-4 3-4 9v104c0 7 0 9 5 9 2 0 3-1 5-3 4-5 17-24 45-24 19 0 28 16 30 22 6 13 7 27 7 45 0 12 0 33-9 48-8 14-21 23-38 23-25 0-46-19-52-40 1 1 2 1 6 1 12 0 18-9 18-17 0-9-6-17-18-17-5 0-17 2-17 18 0 31 24 65 64 65 41 0 77-34 77-79z"><text:p/></draw:path><draw:path draw:style-name="gr3" draw:text-style-name="P30" svg:width="0.0146in" svg:height="0.0992in" svg:x="0.0811in" svg:y="0in" svg:viewBox="0 0 38 253" svg:d="M24 179l14-161c0-12-9-18-19-18-9 0-19 6-19 18l14 161c0 5 1 8 5 8s5-2 5-8zM38 234c0-10-8-19-19-19-10 0-19 9-19 19s9 19 19 19c11 0 19-9 19-19z"><text:p/></draw:path><draw:path draw:style-name="gr3" draw:text-style-name="P30" svg:width="0.0921in" svg:height="0.0323in" svg:x="0.1539in" svg:y="0.0484in" svg:viewBox="0 0 235 83" svg:d="M223 14c5 0 12 0 12-7s-7-7-12-7h-211c-5 0-12 0-12 7s7 7 12 7zM223 83c5 0 12 0 12-7s-7-7-12-7h-211c-5 0-12 0-12 7s7 7 12 7z"><text:p/></draw:path><draw:path draw:style-name="gr3" draw:text-style-name="P30" svg:width="0.0551in" svg:height="0.0953in" svg:x="0.2992in" svg:y="0.0071in" svg:viewBox="0 0 141 243" svg:d="M141 164c0-42-29-77-67-77-17 0-32 5-45 18v-69c7 2 19 5 30 5 44 0 68-33 68-37 0-2-1-4-3-4 0 0-1 0-3 1-7 3-24 10-48 10-14 0-31-2-47-10-3-1-4-1-4-1-4 0-4 3-4 9v104c0 7 0 9 5 9 2 0 3-1 5-3 4-5 17-24 45-24 19 0 28 16 30 22 6 13 7 27 7 45 0 12 0 33-9 48-8 14-21 23-38 23-25 0-46-19-52-40 1 1 2 1 6 1 12 0 18-9 18-17 0-9-6-17-18-17-5 0-17 2-17 18 0 31 24 65 64 65 41 0 77-34 77-79z"><text:p/></draw:path><draw:path draw:style-name="gr3" draw:text-style-name="P30" svg:width="0.0146in" svg:height="0.0146in" svg:x="0.4039in" svg:y="0.0575in" svg:viewBox="0 0 38 38" svg:d="M38 19c0-10-8-19-19-19-10 0-19 9-19 19 0 11 9 19 19 19 11 0 19-8 19-19z"><text:p/></draw:path><draw:path draw:style-name="gr3" draw:text-style-name="P30" svg:width="0.0614in" svg:height="0.0937in" svg:x="0.465in" svg:y="0.0055in" svg:viewBox="0 0 157 239" svg:d="M94 181v30c0 13-1 17-27 17h-7v11c14-1 33-1 48-1 14 0 33 0 48 1v-11h-8c-26 0-27-4-27-17v-30h36v-11h-36v-161c0-7 0-9-5-9-4 0-5 0-7 4l-109 166v11zM96 170h-86l86-132z"><text:p/></draw:path><draw:path draw:style-name="gr3" draw:text-style-name="P30" svg:width="0.0146in" svg:height="0.0146in" svg:x="0.5732in" svg:y="0.0575in" svg:viewBox="0 0 38 38" svg:d="M38 19c0-10-8-19-19-19-10 0-19 9-19 19 0 11 9 19 19 19 11 0 19-8 19-19z"><text:p/></draw:path><draw:path draw:style-name="gr3" draw:text-style-name="P30" svg:width="0.0575in" svg:height="0.0953in" svg:x="0.6362in" svg:y="0.0071in" svg:viewBox="0 0 147 243" svg:d="M88 111c29-10 49-34 49-62 0-29-31-49-65-49-36 0-62 21-62 48 0 12 7 18 18 18s18-7 18-18c0-17-17-17-22-17 11-18 34-22 47-22 14 0 34 8 34 39 0 5-1 25-10 41-11 17-23 18-32 18-2 0-11 1-13 1-3 0-6 1-6 4 0 4 3 4 9 4h15c29 0 42 24 42 59 0 48-24 58-40 58-15 0-41-6-54-27 13 2 24-6 24-19s-10-20-20-20c-9 0-20 5-20 20 0 33 33 56 71 56 44 0 76-32 76-68 0-29-22-57-59-64z"><text:p/></draw:path><draw:path draw:style-name="gr3" draw:text-style-name="P30" svg:width="0.0146in" svg:height="0.0146in" svg:x="0.7421in" svg:y="0.0575in" svg:viewBox="0 0 38 38" svg:d="M38 19c0-10-8-19-19-19-10 0-19 9-19 19 0 11 9 19 19 19 11 0 19-8 19-19z"><text:p/></draw:path><draw:path draw:style-name="gr3" draw:text-style-name="P30" svg:width="0.0551in" svg:height="0.0921in" svg:x="0.8063in" svg:y="0.0071in" svg:viewBox="0 0 141 235" svg:d="M27 208l38-36c55-49 76-68 76-104 0-40-32-68-75-68-40 0-66 32-66 64 0 20 18 20 19 20 6 0 18-5 18-19 0-9-6-18-19-18-2 0-3 0-4 0 8-23 27-36 48-36 32 0 47 29 47 57 0 29-18 57-37 78l-68 76c-4 4-4 5-4 13h131l10-61h-9c-1 10-4 26-7 31-3 3-26 3-34 3z"><text:p/></draw:path><draw:path draw:style-name="gr3" draw:text-style-name="P30" svg:width="0.0146in" svg:height="0.0146in" svg:x="0.9114in" svg:y="0.0575in" svg:viewBox="0 0 38 38" svg:d="M38 19c0-10-8-19-19-19-10 0-19 9-19 19 0 11 9 19 19 19 11 0 19-8 19-19z"><text:p/></draw:path><draw:path draw:style-name="gr3" draw:text-style-name="P30" svg:width="0.0457in" svg:height="0.0921in" svg:x="0.9807in" svg:y="0.0071in" svg:viewBox="0 0 117 235" svg:d="M73 9c0-8 0-9-8-9-22 23-54 23-65 23v11c7 0 28 0 46-10v183c0 13-1 17-33 17h-11v11c13-1 43-1 58-1 14 0 45 0 57 1v-11h-11c-32 0-33-4-33-17z"><text:p/></draw:path></draw:g>, which is <draw:g text:anchor-type="as-char" svg:y="-0.0957in" draw:z-index="8" draw:style-name="gr1"><svg:title>TexMaths</svg:title><svg:desc>10§inline§120§svg§600§FALSE</svg:desc><draw:polygon draw:style-name="gr2" draw:text-style-name="P30" svg:width="0.2075in" svg:height="0.089in" svg:x="0in" svg:y="0.0047in" svg:viewBox="0 0 528 227" draw:points="264,227 0,227 0,0 528,0 528,227"><text:p/></draw:polygon><draw:path draw:style-name="gr3" draw:text-style-name="P30" svg:width="0.0457in" svg:height="0.0921in" svg:x="0.0122in" svg:y="0in" svg:viewBox="0 0 117 235" svg:d="M73 9c0-8 0-9-8-9-22 23-54 23-65 23v11c7 0 28 0 46-10v183c0 13-1 17-33 17h-11v11c13-1 43-1 58-1 14 0 45 0 57 1v-11h-11c-32 0-33-4-33-17z"><text:p/></draw:path><draw:path draw:style-name="gr3" draw:text-style-name="P30" svg:width="0.0551in" svg:height="0.0921in" svg:x="0.076in" svg:y="0in" svg:viewBox="0 0 141 235" svg:d="M27 208l38-36c55-49 76-68 76-104 0-40-32-68-75-68-40 0-66 32-66 64 0 20 18 20 19 20 6 0 18-5 18-19 0-9-6-18-19-18-2 0-3 0-4 0 8-23 27-36 48-36 32 0 47 29 47 57 0 29-18 57-37 78l-68 76c-4 4-4 5-4 13h131l10-61h-9c-1 10-4 26-7 31-3 3-26 3-34 3z"><text:p/></draw:path><draw:path draw:style-name="gr3" draw:text-style-name="P30" svg:width="0.0583in" svg:height="0.0953in" svg:x="0.1437in" svg:y="0in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<text:p/></draw:path></draw:g>.</text:p>
      <text:p text:style-name="P12">Write a recursive method <text:span text:style-name="T18">fact</text:span> <text:span text:style-name="T15">that takes a nonnegative integer and returns its </text:span>factorial.</text:p>
      <text:h text:style-name="P28" text:outline-level="3"><text:bookmark-start text:name="__DdeLink__197_1140517241"/>Problem <text:span text:style-name="T16">2</text:span>: <text:span text:style-name="T1">GCD</text:span><text:bookmark-end text:name="__DdeLink__197_1140517241"/></text:h>
      <text:p text:style-name="P13">The greatest common divisor (GCD) of two integers is the largest integer that evenly divides each of the numbers.</text:p>
      <text:p text:style-name="P15"><text:span text:style-name="T9">For example</text:span><text:span text:style-name="T4">, </text:span><text:span text:style-name="T4"><draw:g text:anchor-type="as-char" svg:y="-0.1043in" draw:z-index="10" draw:style-name="gr1"><svg:title>TexMaths</svg:title><svg:desc>10§inline§\gcd(42,12)=6§svg§600§FALSE</svg:desc><draw:polygon draw:style-name="gr2" draw:text-style-name="P30" svg:width="0.9071in" svg:height="0.1382in" svg:x="0in" svg:y="0in" svg:viewBox="0 0 2305 352" draw:points="1153,352 0,352 0,0 2305,0 2305,352"><text:p/></draw:polygon><draw:path draw:style-name="gr3" draw:text-style-name="P30" svg:width="0.0634in" svg:height="0.0913in" svg:x="0.0039in" svg:y="0.0409in" svg:viewBox="0 0 162 233" svg:d="M69 99c-31 0-31-35-31-43 0-10 0-21 5-30 3-4 11-14 26-14 30 0 30 35 30 43 0 10 0 21-5 30-3 4-11 14-25 14zM28 113c0-1 0-10 6-17 13 10 28 11 35 11 32 0 57-24 57-51 0-13-6-26-15-34 13-12 26-14 32-14 1 0 3 0 4 0-4 2-6 5-6 10 0 6 5 10 10 10 4 0 11-3 11-11 0-6-5-17-18-17-7 0-23 2-38 17-15-12-30-13-37-13-33 0-58 24-58 51 0 16 8 29 17 37-5 5-11 17-11 29 0 11 5 24 16 31-22 6-33 22-33 36 0 25 35 45 78 45 42 0 79-18 79-46 0-12-5-30-23-40-19-10-40-10-61-10-9 0-24 0-27 0-11-2-18-13-18-24zM79 224c-36 0-61-18-61-36 0-16 14-30 29-31h21c31 0 70 0 70 31 0 19-25 36-59 36z"><text:p/></draw:path><draw:path draw:style-name="gr3" draw:text-style-name="P30" svg:width="0.0528in" svg:height="0.0634in" svg:x="0.074in" svg:y="0.0417in" svg:viewBox="0 0 135 162" svg:d="M29 81c0-57 29-72 48-72 3 0 26 0 38 13-14 1-17 12-17 16 0 9 7 16 17 16 9 0 16-6 16-16 0-24-27-38-54-38-44 0-77 38-77 82 0 45 35 80 76 80 48 0 59-42 59-46 0-3-4-3-5-3-3 0-4 1-4 3-11 33-34 37-47 37-18 0-50-15-50-72z"><text:p/></draw:path><draw:path draw:style-name="gr3" draw:text-style-name="P30" svg:width="0.0681in" svg:height="0.0976in" svg:x="0.1354in" svg:y="0.0071in" svg:viewBox="0 0 174 249" svg:d="M122 225v24l52-4v-11c-24 0-27-3-27-20v-214l-51 4v11c25 0 27 2 27 20v76c-10-13-25-22-44-22-42 0-79 35-79 80s35 80 75 80c23 0 38-12 47-24zM122 131v72c0 7 0 7-4 13-10 17-26 25-41 25-16 0-29-9-37-23-10-14-11-34-11-49 0-13 1-34 11-50 8-11 21-22 40-22 13 0 27 5 38 21 4 6 4 7 4 13z"><text:p/></draw:path><draw:path draw:style-name="gr3" draw:text-style-name="P30" svg:width="0.0323in" svg:height="0.1382in" svg:x="0.2213in" svg:y="0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30" svg:width="0.0614in" svg:height="0.0937in" svg:x="0.2654in" svg:y="0.0098in" svg:viewBox="0 0 157 239" svg:d="M94 181v30c0 13-1 17-27 17h-7v11c14-1 33-1 48-1 14 0 33 0 48 1v-11h-8c-26 0-27-4-27-17v-30h36v-11h-36v-161c0-7 0-9-5-9-4 0-5 0-7 4l-109 166v11zM96 170h-86l86-132z"><text:p/></draw:path><draw:path draw:style-name="gr3" draw:text-style-name="P30" svg:width="0.0551in" svg:height="0.0921in" svg:x="0.3374in" svg:y="0.0118in" svg:viewBox="0 0 141 235" svg:d="M27 208l38-36c55-49 76-68 76-104 0-40-32-68-75-68-40 0-66 32-66 64 0 20 18 20 19 20 6 0 18-5 18-19 0-9-6-18-19-18-2 0-3 0-4 0 8-23 27-36 48-36 32 0 47 29 47 57 0 29-18 57-37 78l-68 76c-4 4-4 5-4 13h131l10-61h-9c-1 10-4 26-7 31-3 3-26 3-34 3z"><text:p/></draw:path><draw:path draw:style-name="gr3" draw:text-style-name="P30" svg:width="0.0161in" svg:height="0.0413in" svg:x="0.4118in" svg:y="0.089in" svg:viewBox="0 0 42 106" svg:d="M42 37c0-23-9-37-23-37-12 0-19 9-19 19 0 9 7 19 19 19 4 0 9-2 13-5 1-1 1-1 1-1 1 0 1 0 1 5 0 27-12 48-24 60-4 3-4 4-4 5 0 3 2 4 3 4 4 0 33-27 33-69z"><text:p/></draw:path><draw:path draw:style-name="gr3" draw:text-style-name="P30" svg:width="0.0457in" svg:height="0.0921in" svg:x="0.4736in" svg:y="0.0118in" svg:viewBox="0 0 117 235" svg:d="M73 9c0-8 0-9-8-9-22 23-54 23-65 23v11c7 0 28 0 46-10v183c0 13-1 17-33 17h-11v11c13-1 43-1 58-1 14 0 45 0 57 1v-11h-11c-32 0-33-4-33-17z"><text:p/></draw:path><draw:path draw:style-name="gr3" draw:text-style-name="P30" svg:width="0.0551in" svg:height="0.0921in" svg:x="0.5374in" svg:y="0.0118in" svg:viewBox="0 0 141 235" svg:d="M27 208l38-36c55-49 76-68 76-104 0-40-32-68-75-68-40 0-66 32-66 64 0 20 18 20 19 20 6 0 18-5 18-19 0-9-6-18-19-18-2 0-3 0-4 0 8-23 27-36 48-36 32 0 47 29 47 57 0 29-18 57-37 78l-68 76c-4 4-4 5-4 13h131l10-61h-9c-1 10-4 26-7 31-3 3-26 3-34 3z"><text:p/></draw:path><draw:path draw:style-name="gr3" draw:text-style-name="P30" svg:width="0.0323in" svg:height="0.1382in" svg:x="0.6075in" svg:y="0in" svg:viewBox="0 0 83 352" svg:d="M83 176c0-27-4-70-24-110-21-43-52-66-55-66s-4 1-4 4c0 1 0 1 7 8 35 35 55 91 55 164 0 61-13 123-57 167-5 4-5 5-5 6 0 2 1 3 4 3s35-24 56-68c18-39 23-78 23-108z"><text:p/></draw:path><draw:path draw:style-name="gr3" draw:text-style-name="P30" svg:width="0.0921in" svg:height="0.0323in" svg:x="0.6996in" svg:y="0.0531in" svg:viewBox="0 0 235 83" svg:d="M223 14c5 0 12 0 12-7s-7-7-12-7h-211c-5 0-12 0-12 7s7 7 12 7zM223 83c5 0 12 0 12-7s-7-7-12-7h-211c-5 0-12 0-12 7s7 7 12 7z"><text:p/></draw:path><draw:path draw:style-name="gr3" draw:text-style-name="P30" svg:width="0.0575in" svg:height="0.0953in" svg:x="0.8437in" svg:y="0.0118in" svg:viewBox="0 0 147 243" svg:d="M32 119v-8c0-89 44-102 62-102 8 0 23 2 31 14-5 0-20 0-20 16 0 11 9 16 17 16 5 0 16-3 16-17 0-21-16-38-45-38-45 0-93 46-93 124 0 94 41 119 74 119 39 0 73-33 73-80 0-45-32-79-71-79-24 0-37 18-44 35zM74 233c-22 0-33-21-35-27-6-16-6-44-6-51 0-27 11-63 43-63 5 0 22 0 33 22 6 13 6 31 6 49 0 17 0 34-6 47-11 21-27 23-35 23z"><text:p/></draw:path></draw:g></text:span><text:span text:style-name="T4">.</text:span></text:p>
      <text:p text:style-name="P16"><text:span text:style-name="T4">Write a method </text:span><text:span text:style-name="T8">gcd</text:span><text:span text:style-name="T4"> that </text:span><text:span text:style-name="T11">takes</text:span><text:span text:style-name="T4"> two </text:span><text:span text:style-name="T12">nonnegative</text:span><text:span text:style-name="T4"> integers </text:span><text:span text:style-name="T11">and </text:span><text:span text:style-name="T4">returns the</text:span><text:span text:style-name="T10">ir</text:span><text:span text:style-name="T4"> greatest common divisor.</text:span></text:p>
      <text:list xml:id="list2895935137392704813" text:style-name="L1">
        <text:list-item>
          <text:p text:style-name="P21">Using <text:bookmark-start text:name="__DdeLink__199_1140517241"/>Brute Force<text:bookmark-end text:name="__DdeLink__199_1140517241"/></text:p>
        </text:list-item>
        <text:list-item>
          <text:p text:style-name="P26"><text:span text:style-name="T4">Using </text:span><text:bookmark-start text:name="__DdeLink__215_1140517241"/><text:span text:style-name="T13">division</text:span><text:bookmark-end text:name="__DdeLink__215_1140517241"/><text:span text:style-name="T13">-based version of</text:span><text:span text:style-name="T4"> </text:span><text:bookmark-start text:name="__DdeLink__201_1140517241"/><text:span text:style-name="T14">Euclid</text:span><text:span text:style-name="T4"> Algorithm</text:span><text:bookmark-end text:name="__DdeLink__201_1140517241"/><text:span text:style-name="T4">:</text:span></text:p>
          <text:p text:style-name="P17"><draw:g text:anchor-type="as-char" svg:y="-0.2839in" draw:z-index="12" draw:style-name="gr1"><svg:title>TexMaths</svg:title><svg:desc>10§display§gcd(m,n)=\left\{\begin{matrix} gcd(n, m \mod n) &amp;,n\geqslant 1 \\ &amp; \\ m &amp;,n=0 \end{matrix}\right.§svg§600§FALSE</svg:desc><draw:polygon draw:style-name="gr2" draw:text-style-name="P30" svg:width="2.4839in" svg:height="0.498in" svg:x="0in" svg:y="0in" svg:viewBox="0 0 6310 1266" draw:points="3155,1266 0,1266 0,0 6310,0 6310,1266"><text:p/></draw:polygon><draw:path draw:style-name="gr3" draw:text-style-name="P30" svg:width="0.0634in" svg:height="0.0894in" svg:x="0.002in" svg:y="0.2224in" svg:viewBox="0 0 162 228" svg:d="M161 23c1-2 1-4 1-6 0-6-4-10-10-10-3 0-13 3-14 15-7-13-19-22-33-22-41 0-84 49-84 100 0 35 21 56 47 56 20 0 37-17 41-20-8 31-12 46-12 47-1 3-13 38-51 38-6 0-18-1-28-4 11-3 15-12 15-18s-4-13-14-13c-8 0-19 7-19 21s13 21 47 21c44 0 70-27 75-48zM115 111c-2 9-10 18-18 25-7 6-18 12-28 12-18 0-23-18-23-32 0-17 10-59 19-77 10-17 25-31 40-31 23 0 28 28 28 30s0 4-1 5z"><text:p/></draw:path><draw:path draw:style-name="gr3" draw:text-style-name="P30" svg:width="0.0539in" svg:height="0.0626in" svg:x="0.0768in" svg:y="0.2224in" svg:viewBox="0 0 138 160" svg:d="M126 22c-6 0-11 0-16 5-6 5-6 11-6 14 0 8 6 12 13 12 10 0 20-8 20-23 0-17-17-30-42-30-48 0-95 51-95 100 0 32 21 60 57 60 51 0 81-37 81-42 0-2-2-4-5-4-1 0-2 1-4 3-28 35-67 35-71 35-22 0-32-17-32-38 0-15 7-49 19-71 11-20 31-35 50-35 12 0 26 4 31 14z"><text:p/></draw:path><draw:path draw:style-name="gr3" draw:text-style-name="P30" svg:width="0.0657in" svg:height="0.0976in" svg:x="0.1362in" svg:y="0.1878in" svg:viewBox="0 0 168 249" svg:d="M168 4c0 0 0-4-4-4-6 0-39 3-45 4-3 0-5 2-5 7 0 4 3 4 8 4 17 0 18 2 18 6l-1 7-21 84c-7-14-17-23-33-23-41 0-85 52-85 103 0 33 19 57 47 57 7 0 25-2 46-27 3 15 15 27 32 27 13 0 21-8 26-20 6-12 11-34 11-35 0-3-3-3-4-3-4 0-4 1-5 6-6 23-13 44-27 44-10 0-11-9-11-16 0-9 1-11 2-17zM95 203c-2 6-2 7-7 13-16 19-30 25-40 25-18 0-23-19-23-33 0-18 11-61 20-77 11-21 26-34 41-34 23 0 27 29 27 31s0 4-1 6z"><text:p/></draw:path><draw:path draw:style-name="gr3" draw:text-style-name="P30" svg:width="0.0323in" svg:height="0.1382in" svg:x="0.2165in" svg:y="0.1807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30" svg:width="0.1134in" svg:height="0.0626in" svg:x="0.2606in" svg:y="0.2224in" svg:viewBox="0 0 289 160" svg:d="M21 135c-1 6-3 14-3 16 0 6 5 9 10 9 4 0 10-3 13-10 0 0 4-17 7-26l7-32c2-7 5-15 6-23 2-6 5-17 5-18 5-11 24-43 57-43 16 0 19 13 19 25 0 8-2 18-5 29l-10 41-7 27c-1 7-4 19-4 21 0 6 5 9 10 9 11 0 13-9 16-20 5-20 18-71 21-85 1-5 20-47 58-47 15 0 19 12 19 25 0 20-15 60-22 79-3 8-4 12-4 19 0 17 12 29 29 29 33 0 46-51 46-54 0-4-3-4-4-4-4 0-4 1-6 7-5 18-16 43-36 43-6 0-8-3-8-11 0-9 3-18 6-25 7-19 22-58 22-78 0-23-14-38-41-38-26 0-44 16-57 34-1-4-2-16-12-25-8-7-20-9-29-9-31 0-49 23-55 31-1-20-16-31-32-31s-23 14-26 20c-6 13-11 33-11 34 0 4 4 4 4 4 4 0 4 0 6-8 6-25 13-42 26-42 6 0 11 3 11 16 0 7-1 11-6 30z"><text:p/></draw:path><draw:path draw:style-name="gr3" draw:text-style-name="P30" svg:width="0.0161in" svg:height="0.0413in" svg:x="0.3902in" svg:y="0.2693in" svg:viewBox="0 0 42 106" svg:d="M42 37c0-23-9-37-23-37-12 0-19 9-19 19 0 9 7 19 19 19 4 0 9-2 13-5 1-1 1-1 1-1 1 0 1 0 1 5 0 27-12 48-24 60-4 3-4 4-4 5 0 3 2 4 3 4 4 0 33-27 33-69z"><text:p/></draw:path><draw:path draw:style-name="gr3" draw:text-style-name="P30" svg:width="0.0748in" svg:height="0.0626in" svg:x="0.4437in" svg:y="0.2224in" svg:viewBox="0 0 191 160" svg:d="M21 135c-1 6-3 14-3 16 0 6 5 9 10 9 4 0 11-3 13-10 0 0 5-17 7-26l7-32c3-7 5-15 6-23 2-6 5-17 5-18 5-11 24-43 58-43 16 0 19 13 19 25 0 21-18 67-23 82-3 8-4 12-4 16 0 17 13 29 29 29 33 0 46-51 46-54 0-4-3-4-4-4-3 0-3 1-5 7-7 24-19 43-36 43-6 0-9-3-9-11 0-9 4-18 7-25 7-19 21-58 21-78 0-24-15-38-40-38-32 0-49 23-55 31-2-20-17-31-33-31s-23 14-26 20c-6 12-11 33-11 34 0 4 4 4 4 4 4 0 4 0 6-8 6-25 13-42 26-42 7 0 11 4 11 16 0 7-1 11-6 30z"><text:p/></draw:path><draw:path draw:style-name="gr3" draw:text-style-name="P30" svg:width="0.0323in" svg:height="0.1382in" svg:x="0.5307in" svg:y="0.1807in" svg:viewBox="0 0 83 352" svg:d="M83 176c0-27-4-70-24-110-21-43-52-66-55-66s-4 1-4 4c0 1 0 1 7 8 35 35 55 91 55 164 0 61-13 123-57 167-5 4-5 5-5 6 0 2 1 3 4 3s35-24 56-68c18-39 23-78 23-108z"><text:p/></draw:path><draw:path draw:style-name="gr3" draw:text-style-name="P30" svg:width="0.0921in" svg:height="0.0323in" svg:x="0.6228in" svg:y="0.2339in" svg:viewBox="0 0 235 83" svg:d="M223 14c5 0 12 0 12-7s-7-7-12-7h-211c-5 0-12 0-12 7s7 7 12 7zM223 83c5 0 12 0 12-7s-7-7-12-7h-211c-5 0-12 0-12 7s7 7 12 7z"><text:p/></draw:path><draw:path draw:style-name="gr3" draw:text-style-name="P30" svg:width="0.0461in" svg:height="0.1256in" svg:x="0.8142in" svg:y="0in" svg:viewBox="0 0 118 320" svg:d="M43 159c0-29 7-96 70-140 5-4 5-4 5-11 0-8 0-8-9-8h-5c-77 41-104 108-104 159v152c0 9 0 9 10 9h23c9 0 10 0 10-9z"><text:p/></draw:path><draw:path draw:style-name="gr3" draw:text-style-name="P30" svg:width="0.0461in" svg:height="0.252in" svg:x="0.7846in" svg:y="0.1232in" svg:viewBox="0 0 118 641" svg:d="M76 631c0 9 0 10 10 10h22c10 0 10-1 10-10v-148c0-43-18-115-97-163 80-48 97-120 97-162v-148c0-10 0-10-10-10h-22c-10 0-10 0-10 10v148c0 30-7 103-72 152-4 4-4 4-4 10 0 7 0 7 4 10 9 7 34 26 51 61 14 29 21 60 21 91z"><text:p/></draw:path><draw:path draw:style-name="gr3" draw:text-style-name="P30" svg:width="0.0461in" svg:height="0.1256in" svg:x="0.8142in" svg:y="0.372in" svg:viewBox="0 0 118 320" svg:d="M109 320c9 0 9 0 9-8 0-6 0-7-1-8-11-8-37-26-54-58-13-27-20-54-20-85v-151c0-10-1-10-10-10h-23c-10 0-10 0-10 10v151c0 52 27 119 104 159z"><text:p/></draw:path><draw:path draw:style-name="gr3" draw:text-style-name="P30" svg:width="0.0634in" svg:height="0.0894in" svg:x="0.8862in" svg:y="0.0551in" svg:viewBox="0 0 162 228" svg:d="M161 23c1-2 1-4 1-6 0-6-4-10-10-10-3 0-13 3-14 15-7-13-19-22-33-22-41 0-84 49-84 100 0 35 21 56 47 56 20 0 37-17 41-20-8 31-12 46-12 47-1 3-13 38-51 38-6 0-18-1-28-4 11-3 15-12 15-18s-4-13-14-13c-8 0-19 7-19 21s13 21 47 21c44 0 70-27 75-48zM115 111c-2 9-10 18-18 25-7 6-18 12-28 12-18 0-23-18-23-32 0-17 10-59 19-77 10-17 25-31 40-31 23 0 28 28 28 30s0 4-1 5z"><text:p/></draw:path><draw:path draw:style-name="gr3" draw:text-style-name="P30" svg:width="0.0539in" svg:height="0.0626in" svg:x="0.9606in" svg:y="0.0551in" svg:viewBox="0 0 138 160" svg:d="M126 22c-6 0-11 0-16 5-6 5-6 11-6 14 0 8 6 12 13 12 10 0 20-8 20-23 0-17-17-30-42-30-48 0-95 51-95 100 0 32 21 60 57 60 51 0 81-37 81-42 0-2-2-4-5-4-1 0-2 1-4 3-28 35-67 35-71 35-22 0-32-17-32-38 0-15 7-49 19-71 11-20 31-35 50-35 12 0 26 4 31 14z"><text:p/></draw:path><draw:path draw:style-name="gr3" draw:text-style-name="P30" svg:width="0.0657in" svg:height="0.0976in" svg:x="1.0205in" svg:y="0.0201in" svg:viewBox="0 0 168 249" svg:d="M168 4c0 0 0-4-4-4-6 0-39 3-45 4-3 0-5 2-5 7 0 4 3 4 8 4 17 0 18 2 18 6l-1 7-21 84c-7-14-17-23-33-23-41 0-85 52-85 103 0 33 19 57 47 57 7 0 25-2 46-27 3 15 15 27 32 27 13 0 21-8 26-20 6-12 11-34 11-35 0-3-3-3-4-3-4 0-4 1-5 6-6 23-13 44-27 44-10 0-11-9-11-16 0-9 1-11 2-17zM95 203c-2 6-2 7-7 13-16 19-30 25-40 25-18 0-23-19-23-33 0-18 11-61 20-77 11-21 26-34 41-34 23 0 27 29 27 31s0 4-1 6z"><text:p/></draw:path><draw:path draw:style-name="gr3" draw:text-style-name="P30" svg:width="0.0323in" svg:height="0.1382in" svg:x="1.1004in" svg:y="0.0134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30" svg:width="0.0748in" svg:height="0.0626in" svg:x="1.1449in" svg:y="0.0551in" svg:viewBox="0 0 191 160" svg:d="M21 135c-1 6-3 14-3 16 0 6 5 9 10 9 4 0 11-3 13-10 0 0 5-17 7-26l7-32c3-7 5-15 6-23 2-6 5-17 5-18 5-11 24-43 58-43 16 0 19 13 19 25 0 21-18 67-23 82-3 8-4 12-4 16 0 17 13 29 29 29 33 0 46-51 46-54 0-4-3-4-4-4-3 0-3 1-5 7-7 24-19 43-36 43-6 0-9-3-9-11 0-9 4-18 7-25 7-19 21-58 21-78 0-24-15-38-40-38-32 0-49 23-55 31-2-20-17-31-33-31s-23 14-26 20c-6 12-11 33-11 34 0 4 4 4 4 4 4 0 4 0 6-8 6-25 13-42 26-42 7 0 11 4 11 16 0 7-1 11-6 30z"><text:p/></draw:path><draw:path draw:style-name="gr3" draw:text-style-name="P30" svg:width="0.0161in" svg:height="0.0413in" svg:x="1.2358in" svg:y="0.102in" svg:viewBox="0 0 42 106" svg:d="M42 37c0-23-9-37-23-37-12 0-19 9-19 19 0 9 7 19 19 19 4 0 9-2 13-5 1-1 1-1 1-1 1 0 1 0 1 5 0 27-12 48-24 60-4 3-4 4-4 5 0 3 2 4 3 4 4 0 33-27 33-69z"><text:p/></draw:path><draw:path draw:style-name="gr3" draw:text-style-name="P30" svg:width="0.1134in" svg:height="0.0626in" svg:x="1.2894in" svg:y="0.0551in" svg:viewBox="0 0 289 160" svg:d="M21 135c-1 6-3 14-3 16 0 6 5 9 10 9 4 0 10-3 13-10 0 0 4-17 7-26l7-32c2-7 5-15 6-23 2-6 5-17 5-18 5-11 24-43 57-43 16 0 19 13 19 25 0 8-2 18-5 29l-10 41-7 27c-1 7-4 19-4 21 0 6 5 9 10 9 11 0 13-9 16-20 5-20 18-71 21-85 1-5 20-47 58-47 15 0 19 12 19 25 0 20-15 60-22 79-3 8-4 12-4 19 0 17 12 29 29 29 33 0 46-51 46-54 0-4-3-4-4-4-4 0-4 1-6 7-5 18-16 43-36 43-6 0-8-3-8-11 0-9 3-18 6-25 7-19 22-58 22-78 0-23-14-38-41-38-26 0-44 16-57 34-1-4-2-16-12-25-8-7-20-9-29-9-31 0-49 23-55 31-1-20-16-31-32-31s-23 14-26 20c-6 13-11 33-11 34 0 4 4 4 4 4 4 0 4 0 6-8 6-25 13-42 26-42 6 0 11 3 11 16 0 7-1 11-6 30z"><text:p/></draw:path><draw:path draw:style-name="gr3" draw:text-style-name="P30" svg:width="0.1079in" svg:height="0.061in" svg:x="1.5035in" svg:y="0.0551in" svg:viewBox="0 0 275 156" svg:d="M28 35v94c0 16-4 16-28 16v11c12 0 30-1 40-1 9 0 27 1 39 1v-11c-23 0-27 0-27-16v-65c0-36 25-56 47-56 23 0 27 19 27 39v82c0 16-4 16-28 16v11c12 0 30-1 40-1 9 0 27 1 39 1v-11c-23 0-27 0-27-16v-65c0-36 25-56 48-56 22 0 26 19 26 39v82c0 16-4 16-28 16v11c12 0 30-1 40-1 9 0 27 1 39 1v-11c-18 0-27 0-27-10v-68c0-30 0-41-11-54-5-6-17-13-37-13-30 0-45 21-51 35-5-31-31-35-47-35-26 0-42 15-52 37v-37l-50 4v11c25 0 28 2 28 20z"><text:p/></draw:path><draw:path draw:style-name="gr3" draw:text-style-name="P30" svg:width="0.0614in" svg:height="0.0634in" svg:x="1.6181in" svg:y="0.0547in" svg:viewBox="0 0 157 162" svg:d="M157 83c0-46-36-83-78-83-45 0-79 39-79 83 0 45 37 79 78 79 43 0 79-34 79-79zM79 153c-16 0-31-7-41-23-9-16-9-37-9-50 0-14 0-33 9-49s26-23 40-23c16 0 31 8 40 23s9 35 9 49c0 13 0 32-7 47-8 16-24 26-41 26z"><text:p/></draw:path><draw:path draw:style-name="gr3" draw:text-style-name="P30" svg:width="0.0681in" svg:height="0.0976in" svg:x="1.6921in" svg:y="0.0201in" svg:viewBox="0 0 174 249" svg:d="M122 225v24l52-4v-11c-24 0-27-3-27-20v-214l-51 4v11c25 0 27 2 27 20v76c-10-13-25-22-44-22-42 0-79 35-79 80s35 80 75 80c23 0 38-12 47-24zM122 131v72c0 7 0 7-4 13-10 17-26 25-41 25-16 0-29-9-37-23-10-14-11-34-11-49 0-13 1-34 11-50 8-11 21-22 40-22 13 0 27 5 38 21 4 6 4 7 4 13z"><text:p/></draw:path><draw:path draw:style-name="gr3" draw:text-style-name="P30" svg:width="0.0748in" svg:height="0.0626in" svg:x="1.8142in" svg:y="0.0551in" svg:viewBox="0 0 191 160" svg:d="M21 135c-1 6-3 14-3 16 0 6 5 9 10 9 4 0 11-3 13-10 0 0 5-17 7-26l7-32c3-7 5-15 6-23 2-6 5-17 5-18 5-11 24-43 58-43 16 0 19 13 19 25 0 21-18 67-23 82-3 8-4 12-4 16 0 17 13 29 29 29 33 0 46-51 46-54 0-4-3-4-4-4-3 0-3 1-5 7-7 24-19 43-36 43-6 0-9-3-9-11 0-9 4-18 7-25 7-19 21-58 21-78 0-24-15-38-40-38-32 0-49 23-55 31-2-20-17-31-33-31s-23 14-26 20c-6 12-11 33-11 34 0 4 4 4 4 4 4 0 4 0 6-8 6-25 13-42 26-42 7 0 11 4 11 16 0 7-1 11-6 30z"><text:p/></draw:path><draw:path draw:style-name="gr3" draw:text-style-name="P30" svg:width="0.0323in" svg:height="0.1382in" svg:x="1.9012in" svg:y="0.0134in" svg:viewBox="0 0 83 352" svg:d="M83 176c0-27-4-70-24-110-21-43-52-66-55-66s-4 1-4 4c0 1 0 1 7 8 35 35 55 91 55 164 0 61-13 123-57 167-5 4-5 5-5 6 0 2 1 3 4 3s35-24 56-68c18-39 23-78 23-108z"><text:p/></draw:path><draw:path draw:style-name="gr3" draw:text-style-name="P30" svg:width="0.0161in" svg:height="0.0413in" svg:x="2.0972in" svg:y="0.102in" svg:viewBox="0 0 42 106" svg:d="M42 37c0-23-9-37-23-37-12 0-19 9-19 19 0 9 7 19 19 19 4 0 9-2 13-5 1-1 1-1 1-1 1 0 1 0 1 5 0 27-12 48-24 60-4 3-4 4-4 5 0 3 2 4 3 4 4 0 33-27 33-69z"><text:p/></draw:path><draw:path draw:style-name="gr3" draw:text-style-name="P30" svg:width="0.0748in" svg:height="0.0626in" svg:x="2.1512in" svg:y="0.0551in" svg:viewBox="0 0 191 160" svg:d="M21 135c-1 6-3 14-3 16 0 6 5 9 10 9 4 0 11-3 13-10 0 0 5-17 7-26l7-32c3-7 5-15 6-23 2-6 5-17 5-18 5-11 24-43 58-43 16 0 19 13 19 25 0 21-18 67-23 82-3 8-4 12-4 16 0 17 13 29 29 29 33 0 46-51 46-54 0-4-3-4-4-4-3 0-3 1-5 7-7 24-19 43-36 43-6 0-9-3-9-11 0-9 4-18 7-25 7-19 21-58 21-78 0-24-15-38-40-38-32 0-49 23-55 31-2-20-17-31-33-31s-23 14-26 20c-6 12-11 33-11 34 0 4 4 4 4 4 4 0 4 0 6-8 6-25 13-42 26-42 7 0 11 4 11 16 0 7-1 11-6 30z"><text:p/></draw:path><draw:path draw:style-name="gr3" draw:text-style-name="P30" svg:width="0.0846in" svg:height="0.1071in" svg:x="2.2799in" svg:y="0.0283in" svg:viewBox="0 0 216 273" svg:d="M209 110c5-2 7-5 7-8 0-4-3-5-7-7l-195-93c-5-2-6-2-7-2-4 0-7 3-7 7 0 5 3 6 7 8l185 87-185 87c-6 3-7 5-7 8 0 4 3 7 7 7 1 0 2 0 6-2zM209 178c5-2 7-4 7-7 0-7-7-7-9-7l-200 94c-4 2-7 4-7 8s3 7 7 7c1 0 2 0 6-3z"><text:p/></draw:path><draw:path draw:style-name="gr3" draw:text-style-name="P30" svg:width="0.0457in" svg:height="0.0921in" svg:x="2.4268in" svg:y="0.0248in" svg:viewBox="0 0 117 235" svg:d="M73 9c0-8 0-9-8-9-22 23-54 23-65 23v11c7 0 28 0 46-10v183c0 13-1 17-33 17h-11v11c13-1 43-1 58-1 14 0 45 0 57 1v-11h-11c-32 0-33-4-33-17z"><text:p/></draw:path><draw:path draw:style-name="gr3" draw:text-style-name="P30" svg:width="0.1134in" svg:height="0.0626in" svg:x="1.3591in" svg:y="0.387in" svg:viewBox="0 0 289 160" svg:d="M21 135c-1 6-3 14-3 16 0 6 5 9 10 9 4 0 10-3 13-10 0 0 4-17 7-26l7-32c2-7 5-15 6-23 2-6 5-17 5-18 5-11 24-43 57-43 16 0 19 13 19 25 0 8-2 18-5 29l-10 41-7 27c-1 7-4 19-4 21 0 6 5 9 10 9 11 0 13-9 16-20 5-20 18-71 21-85 1-5 20-47 58-47 15 0 19 12 19 25 0 20-15 60-22 79-3 8-4 12-4 19 0 17 12 29 29 29 33 0 46-51 46-54 0-4-3-4-4-4-4 0-4 1-6 7-5 18-16 43-36 43-6 0-8-3-8-11 0-9 3-18 6-25 7-19 22-58 22-78 0-23-14-38-41-38-26 0-44 16-57 34-1-4-2-16-12-25-8-7-20-9-29-9-31 0-49 23-55 31-1-20-16-31-32-31s-23 14-26 20c-6 13-11 33-11 34 0 4 4 4 4 4 4 0 4 0 6-8 6-25 13-42 26-42 6 0 11 3 11 16 0 7-1 11-6 30z"><text:p/></draw:path><draw:path draw:style-name="gr3" draw:text-style-name="P30" svg:width="0.0161in" svg:height="0.0413in" svg:x="2.0972in" svg:y="0.4339in" svg:viewBox="0 0 42 106" svg:d="M42 37c0-23-9-37-23-37-12 0-19 9-19 19 0 9 7 19 19 19 4 0 9-2 13-5 1-1 1-1 1-1 1 0 1 0 1 5 0 27-12 48-24 60-4 3-4 4-4 5 0 3 2 4 3 4 4 0 33-27 33-69z"><text:p/></draw:path><draw:path draw:style-name="gr3" draw:text-style-name="P30" svg:width="0.0748in" svg:height="0.0626in" svg:x="2.1512in" svg:y="0.387in" svg:viewBox="0 0 191 160" svg:d="M21 135c-1 6-3 14-3 16 0 6 5 9 10 9 4 0 11-3 13-10 0 0 5-17 7-26l7-32c3-7 5-15 6-23 2-6 5-17 5-18 5-11 24-43 58-43 16 0 19 13 19 25 0 21-18 67-23 82-3 8-4 12-4 16 0 17 13 29 29 29 33 0 46-51 46-54 0-4-3-4-4-4-3 0-3 1-5 7-7 24-19 43-36 43-6 0-9-3-9-11 0-9 4-18 7-25 7-19 21-58 21-78 0-24-15-38-40-38-32 0-49 23-55 31-2-20-17-31-33-31s-23 14-26 20c-6 12-11 33-11 34 0 4 4 4 4 4 4 0 4 0 6-8 6-25 13-42 26-42 7 0 11 4 11 16 0 7-1 11-6 30z"><text:p/></draw:path><draw:path draw:style-name="gr3" draw:text-style-name="P30" svg:width="0.0921in" svg:height="0.0323in" svg:x="2.2764in" svg:y="0.3984in" svg:viewBox="0 0 235 83" svg:d="M223 14c5 0 12 0 12-7s-7-7-12-7h-211c-5 0-12 0-12 7s7 7 12 7zM223 83c5 0 12 0 12-7s-7-7-12-7h-211c-5 0-12 0-12 7s7 7 12 7z"><text:p/></draw:path><draw:path draw:style-name="gr3" draw:text-style-name="P30" svg:width="0.0583in" svg:height="0.0953in" svg:x="2.4201in" svg:y="0.3571in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<text:p/></draw:path></draw:g></text:p>
          <text:list>
            <text:list-item>
              <text:p text:style-name="P23">with <text:bookmark-start text:name="__DdeLink__203_1140517241"/>recursion<text:bookmark-end text:name="__DdeLink__203_1140517241"/></text:p>
            </text:list-item>
            <text:list-item>
              <text:p text:style-name="P23">with iteration</text:p>
            </text:list-item>
          </text:list>
        </text:list-item>
        <text:list-item>
          <text:p text:style-name="P22">Using <text:bookmark-start text:name="__DdeLink__213_1140517241"/><text:span text:style-name="T21">subtraction</text:span><text:bookmark-end text:name="__DdeLink__213_1140517241"/><text:span text:style-name="T21">-based version of</text:span> <text:span text:style-name="T1">Euclid</text:span> Algorithm <text:span text:style-name="T20">(with recursion)</text:span>:</text:p>
          <text:p text:style-name="P18"><draw:g text:anchor-type="as-char" svg:y="-0.2839in" draw:z-index="4" draw:style-name="gr1"><svg:title>TexMaths</svg:title><svg:desc>10§display§gcd(m,n)=\left\{\begin{matrix} gcd(m-n, n) &amp;,m &gt; n \\ gcd(m, n-m) &amp;,m&lt;n \\ m &amp;,m=n \end{matrix}\right.§svg§600§FALSE</svg:desc><draw:polygon draw:style-name="gr2" draw:text-style-name="P30" svg:width="2.3402in" svg:height="0.498in" svg:x="0in" svg:y="0in" svg:viewBox="0 0 5945 1266" draw:points="2972,1266 0,1266 0,0 5945,0 5945,1266"><text:p/></draw:polygon><draw:path draw:style-name="gr3" draw:text-style-name="P30" svg:width="0.0634in" svg:height="0.0894in" svg:x="0.002in" svg:y="0.2224in" svg:viewBox="0 0 162 228" svg:d="M161 23c1-2 1-4 1-6 0-6-4-10-10-10-3 0-13 3-14 15-7-13-19-22-33-22-41 0-84 49-84 100 0 35 21 56 47 56 20 0 37-17 41-20-8 31-12 46-12 47-1 3-13 38-51 38-6 0-18-1-28-4 11-3 15-12 15-18s-4-13-14-13c-8 0-19 7-19 21s13 21 47 21c44 0 70-27 75-48zM115 111c-2 9-10 18-18 25-7 6-18 12-28 12-18 0-23-18-23-32 0-17 10-59 19-77 10-17 25-31 40-31 23 0 28 28 28 30s0 4-1 5z"><text:p/></draw:path><draw:path draw:style-name="gr3" draw:text-style-name="P30" svg:width="0.0539in" svg:height="0.0626in" svg:x="0.0768in" svg:y="0.2224in" svg:viewBox="0 0 138 160" svg:d="M126 22c-6 0-11 0-16 5-6 5-6 11-6 14 0 8 6 12 13 12 10 0 20-8 20-23 0-17-17-30-42-30-48 0-95 51-95 100 0 32 21 60 57 60 51 0 81-37 81-42 0-2-2-4-5-4-1 0-2 1-4 3-28 35-67 35-71 35-22 0-32-17-32-38 0-15 7-49 19-71 11-20 31-35 50-35 12 0 26 4 31 14z"><text:p/></draw:path><draw:path draw:style-name="gr3" draw:text-style-name="P30" svg:width="0.0657in" svg:height="0.0976in" svg:x="0.1362in" svg:y="0.1878in" svg:viewBox="0 0 168 249" svg:d="M168 4c0 0 0-4-4-4-6 0-39 3-45 4-3 0-5 2-5 7 0 4 3 4 8 4 17 0 18 2 18 6l-1 7-21 84c-7-14-17-23-33-23-41 0-85 52-85 103 0 33 19 57 47 57 7 0 25-2 46-27 3 15 15 27 32 27 13 0 21-8 26-20 6-12 11-34 11-35 0-3-3-3-4-3-4 0-4 1-5 6-6 23-13 44-27 44-10 0-11-9-11-16 0-9 1-11 2-17zM95 203c-2 6-2 7-7 13-16 19-30 25-40 25-18 0-23-19-23-33 0-18 11-61 20-77 11-21 26-34 41-34 23 0 27 29 27 31s0 4-1 6z"><text:p/></draw:path><draw:path draw:style-name="gr3" draw:text-style-name="P30" svg:width="0.0323in" svg:height="0.1382in" svg:x="0.2165in" svg:y="0.1811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30" svg:width="0.1134in" svg:height="0.0626in" svg:x="0.2606in" svg:y="0.2224in" svg:viewBox="0 0 289 160" svg:d="M21 135c-1 6-3 14-3 16 0 6 5 9 10 9 4 0 10-3 13-10 0 0 4-17 7-26l7-32c2-7 5-15 6-23 2-6 5-17 5-18 5-11 24-43 57-43 16 0 19 13 19 25 0 8-2 18-5 29l-10 41-7 27c-1 7-4 19-4 21 0 6 5 9 10 9 11 0 13-9 16-20 5-20 18-71 21-85 1-5 20-47 58-47 15 0 19 12 19 25 0 20-15 60-22 79-3 8-4 12-4 19 0 17 12 29 29 29 33 0 46-51 46-54 0-4-3-4-4-4-4 0-4 1-6 7-5 18-16 43-36 43-6 0-8-3-8-11 0-9 3-18 6-25 7-19 22-58 22-78 0-23-14-38-41-38-26 0-44 16-57 34-1-4-2-16-12-25-8-7-20-9-29-9-31 0-49 23-55 31-1-20-16-31-32-31s-23 14-26 20c-6 13-11 33-11 34 0 4 4 4 4 4 4 0 4 0 6-8 6-25 13-42 26-42 6 0 11 3 11 16 0 7-1 11-6 30z"><text:p/></draw:path><draw:path draw:style-name="gr3" draw:text-style-name="P30" svg:width="0.0161in" svg:height="0.0413in" svg:x="0.3902in" svg:y="0.2693in" svg:viewBox="0 0 42 106" svg:d="M42 37c0-23-9-37-23-37-12 0-19 9-19 19 0 9 7 19 19 19 4 0 9-2 13-5 1-1 1-1 1-1 1 0 1 0 1 5 0 27-12 48-24 60-4 3-4 4-4 5 0 3 2 4 3 4 4 0 33-27 33-69z"><text:p/></draw:path><draw:path draw:style-name="gr3" draw:text-style-name="P30" svg:width="0.0748in" svg:height="0.0626in" svg:x="0.4437in" svg:y="0.2224in" svg:viewBox="0 0 191 160" svg:d="M21 135c-1 6-3 14-3 16 0 6 5 9 10 9 4 0 11-3 13-10 0 0 5-17 7-26l7-32c3-7 5-15 6-23 2-6 5-17 5-18 5-11 24-43 58-43 16 0 19 13 19 25 0 21-18 67-23 82-3 8-4 12-4 16 0 17 13 29 29 29 33 0 46-51 46-54 0-4-3-4-4-4-3 0-3 1-5 7-7 24-19 43-36 43-6 0-9-3-9-11 0-9 4-18 7-25 7-19 21-58 21-78 0-24-15-38-40-38-32 0-49 23-55 31-2-20-17-31-33-31s-23 14-26 20c-6 12-11 33-11 34 0 4 4 4 4 4 4 0 4 0 6-8 6-25 13-42 26-42 7 0 11 4 11 16 0 7-1 11-6 30z"><text:p/></draw:path><draw:path draw:style-name="gr3" draw:text-style-name="P30" svg:width="0.0323in" svg:height="0.1382in" svg:x="0.5307in" svg:y="0.1811in" svg:viewBox="0 0 83 352" svg:d="M83 176c0-27-4-70-24-110-21-43-52-66-55-66s-4 1-4 4c0 1 0 1 7 8 35 35 55 91 55 164 0 61-13 123-57 167-5 4-5 5-5 6 0 2 1 3 4 3s35-24 56-68c18-39 23-78 23-108z"><text:p/></draw:path><draw:path draw:style-name="gr3" draw:text-style-name="P30" svg:width="0.0921in" svg:height="0.0323in" svg:x="0.6228in" svg:y="0.2339in" svg:viewBox="0 0 235 83" svg:d="M223 14c5 0 12 0 12-7s-7-7-12-7h-211c-5 0-12 0-12 7s7 7 12 7zM223 83c5 0 12 0 12-7s-7-7-12-7h-211c-5 0-12 0-12 7s7 7 12 7z"><text:p/></draw:path><draw:path draw:style-name="gr3" draw:text-style-name="P30" svg:width="0.0461in" svg:height="0.1256in" svg:x="0.8142in" svg:y="0in" svg:viewBox="0 0 118 320" svg:d="M43 159c0-29 7-96 70-140 5-4 5-4 5-11 0-8 0-8-9-8h-5c-77 41-104 108-104 159v152c0 9 0 9 10 9h23c9 0 10 0 10-9z"><text:p/></draw:path><draw:path draw:style-name="gr3" draw:text-style-name="P30" svg:width="0.0461in" svg:height="0.252in" svg:x="0.7846in" svg:y="0.1232in" svg:viewBox="0 0 118 641" svg:d="M76 631c0 9 0 10 10 10h22c10 0 10-1 10-10v-148c0-43-18-115-97-163 80-48 97-120 97-162v-148c0-10 0-10-10-10h-22c-10 0-10 0-10 10v148c0 30-7 103-72 152-4 4-4 4-4 10 0 7 0 7 4 10 9 7 34 26 51 61 14 29 21 60 21 91z"><text:p/></draw:path><draw:path draw:style-name="gr3" draw:text-style-name="P30" svg:width="0.0461in" svg:height="0.1256in" svg:x="0.8142in" svg:y="0.372in" svg:viewBox="0 0 118 320" svg:d="M109 320c9 0 9 0 9-8 0-6 0-7-1-8-11-8-37-26-54-58-13-27-20-54-20-85v-151c0-10-1-10-10-10h-23c-10 0-10 0-10 10v151c0 52 27 119 104 159z"><text:p/></draw:path><draw:path draw:style-name="gr3" draw:text-style-name="P30" svg:width="0.0634in" svg:height="0.0894in" svg:x="0.9051in" svg:y="0.0551in" svg:viewBox="0 0 162 228" svg:d="M161 23c1-2 1-4 1-6 0-6-4-10-10-10-3 0-13 3-14 15-7-13-19-22-33-22-41 0-84 49-84 100 0 35 21 56 47 56 20 0 37-17 41-20-8 31-12 46-12 47-1 3-13 38-51 38-6 0-18-1-28-4 11-3 15-12 15-18s-4-13-14-13c-8 0-19 7-19 21s13 21 47 21c44 0 70-27 75-48zM115 111c-2 9-10 18-18 25-7 6-18 12-28 12-18 0-23-18-23-32 0-17 10-59 19-77 10-17 25-31 40-31 23 0 28 28 28 30s0 4-1 5z"><text:p/></draw:path><draw:path draw:style-name="gr3" draw:text-style-name="P30" svg:width="0.0539in" svg:height="0.0626in" svg:x="0.9799in" svg:y="0.0551in" svg:viewBox="0 0 138 160" svg:d="M126 22c-6 0-11 0-16 5-6 5-6 11-6 14 0 8 6 12 13 12 10 0 20-8 20-23 0-17-17-30-42-30-48 0-95 51-95 100 0 32 21 60 57 60 51 0 81-37 81-42 0-2-2-4-5-4-1 0-2 1-4 3-28 35-67 35-71 35-22 0-32-17-32-38 0-15 7-49 19-71 11-20 31-35 50-35 12 0 26 4 31 14z"><text:p/></draw:path><draw:path draw:style-name="gr3" draw:text-style-name="P30" svg:width="0.0657in" svg:height="0.0976in" svg:x="1.0398in" svg:y="0.0201in" svg:viewBox="0 0 168 249" svg:d="M168 4c0 0 0-4-4-4-6 0-39 3-45 4-3 0-5 2-5 7 0 4 3 4 8 4 17 0 18 2 18 6l-1 7-21 84c-7-14-17-23-33-23-41 0-85 52-85 103 0 33 19 57 47 57 7 0 25-2 46-27 3 15 15 27 32 27 13 0 21-8 26-20 6-12 11-34 11-35 0-3-3-3-4-3-4 0-4 1-5 6-6 23-13 44-27 44-10 0-11-9-11-16 0-9 1-11 2-17zM95 203c-2 6-2 7-7 13-16 19-30 25-40 25-18 0-23-19-23-33 0-18 11-61 20-77 11-21 26-34 41-34 23 0 27 29 27 31s0 4-1 6z"><text:p/></draw:path><draw:path draw:style-name="gr3" draw:text-style-name="P30" svg:width="0.0323in" svg:height="0.1382in" svg:x="1.1197in" svg:y="0.0138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30" svg:width="0.1134in" svg:height="0.0626in" svg:x="1.1638in" svg:y="0.0551in" svg:viewBox="0 0 289 160" svg:d="M21 135c-1 6-3 14-3 16 0 6 5 9 10 9 4 0 10-3 13-10 0 0 4-17 7-26l7-32c2-7 5-15 6-23 2-6 5-17 5-18 5-11 24-43 57-43 16 0 19 13 19 25 0 8-2 18-5 29l-10 41-7 27c-1 7-4 19-4 21 0 6 5 9 10 9 11 0 13-9 16-20 5-20 18-71 21-85 1-5 20-47 58-47 15 0 19 12 19 25 0 20-15 60-22 79-3 8-4 12-4 19 0 17 12 29 29 29 33 0 46-51 46-54 0-4-3-4-4-4-4 0-4 1-6 7-5 18-16 43-36 43-6 0-8-3-8-11 0-9 3-18 6-25 7-19 22-58 22-78 0-23-14-38-41-38-26 0-44 16-57 34-1-4-2-16-12-25-8-7-20-9-29-9-31 0-49 23-55 31-1-20-16-31-32-31s-23 14-26 20c-6 13-11 33-11 34 0 4 4 4 4 4 4 0 4 0 6-8 6-25 13-42 26-42 6 0 11 3 11 16 0 7-1 11-6 30z"><text:p/></draw:path><draw:path draw:style-name="gr3" draw:text-style-name="P30" svg:width="0.0846in" svg:height="0.0055in" svg:x="1.3236in" svg:y="0.0787in" svg:viewBox="0 0 216 15" svg:d="M203 15c6 0 13 0 13-7 0-8-7-8-13-8h-191c-6 0-12 0-12 8 0 7 6 7 12 7z"><text:p/></draw:path><draw:path draw:style-name="gr3" draw:text-style-name="P30" svg:width="0.0748in" svg:height="0.0626in" svg:x="1.4547in" svg:y="0.0551in" svg:viewBox="0 0 191 160" svg:d="M21 135c-1 6-3 14-3 16 0 6 5 9 10 9 4 0 11-3 13-10 0 0 5-17 7-26l7-32c3-7 5-15 6-23 2-6 5-17 5-18 5-11 24-43 58-43 16 0 19 13 19 25 0 21-18 67-23 82-3 8-4 12-4 16 0 17 13 29 29 29 33 0 46-51 46-54 0-4-3-4-4-4-3 0-3 1-5 7-7 24-19 43-36 43-6 0-9-3-9-11 0-9 4-18 7-25 7-19 21-58 21-78 0-24-15-38-40-38-32 0-49 23-55 31-2-20-17-31-33-31s-23 14-26 20c-6 12-11 33-11 34 0 4 4 4 4 4 4 0 4 0 6-8 6-25 13-42 26-42 7 0 11 4 11 16 0 7-1 11-6 30z"><text:p/></draw:path><draw:path draw:style-name="gr3" draw:text-style-name="P30" svg:width="0.0161in" svg:height="0.0413in" svg:x="1.5453in" svg:y="0.102in" svg:viewBox="0 0 42 106" svg:d="M42 37c0-23-9-37-23-37-12 0-19 9-19 19 0 9 7 19 19 19 4 0 9-2 13-5 1-1 1-1 1-1 1 0 1 0 1 5 0 27-12 48-24 60-4 3-4 4-4 5 0 3 2 4 3 4 4 0 33-27 33-69z"><text:p/></draw:path><draw:path draw:style-name="gr3" draw:text-style-name="P30" svg:width="0.0748in" svg:height="0.0626in" svg:x="1.5992in" svg:y="0.0551in" svg:viewBox="0 0 191 160" svg:d="M21 135c-1 6-3 14-3 16 0 6 5 9 10 9 4 0 11-3 13-10 0 0 5-17 7-26l7-32c3-7 5-15 6-23 2-6 5-17 5-18 5-11 24-43 58-43 16 0 19 13 19 25 0 21-18 67-23 82-3 8-4 12-4 16 0 17 13 29 29 29 33 0 46-51 46-54 0-4-3-4-4-4-3 0-3 1-5 7-7 24-19 43-36 43-6 0-9-3-9-11 0-9 4-18 7-25 7-19 21-58 21-78 0-24-15-38-40-38-32 0-49 23-55 31-2-20-17-31-33-31s-23 14-26 20c-6 12-11 33-11 34 0 4 4 4 4 4 4 0 4 0 6-8 6-25 13-42 26-42 7 0 11 4 11 16 0 7-1 11-6 30z"><text:p/></draw:path><draw:path draw:style-name="gr3" draw:text-style-name="P30" svg:width="0.0323in" svg:height="0.1382in" svg:x="1.6858in" svg:y="0.0138in" svg:viewBox="0 0 83 352" svg:d="M83 176c0-27-4-70-24-110-21-43-52-66-55-66s-4 1-4 4c0 1 0 1 7 8 35 35 55 91 55 164 0 61-13 123-57 167-5 4-5 5-5 6 0 2 1 3 4 3s35-24 56-68c18-39 23-78 23-108z"><text:p/></draw:path><draw:path draw:style-name="gr3" draw:text-style-name="P30" svg:width="0.0161in" svg:height="0.0413in" svg:x="1.9016in" svg:y="0.102in" svg:viewBox="0 0 42 106" svg:d="M42 37c0-23-9-37-23-37-12 0-19 9-19 19 0 9 7 19 19 19 4 0 9-2 13-5 1-1 1-1 1-1 1 0 1 0 1 5 0 27-12 48-24 60-4 3-4 4-4 5 0 3 2 4 3 4 4 0 33-27 33-69z"><text:p/></draw:path><draw:path draw:style-name="gr3" draw:text-style-name="P30" svg:width="0.1134in" svg:height="0.0626in" svg:x="1.9551in" svg:y="0.0551in" svg:viewBox="0 0 289 160" svg:d="M21 135c-1 6-3 14-3 16 0 6 5 9 10 9 4 0 10-3 13-10 0 0 4-17 7-26l7-32c2-7 5-15 6-23 2-6 5-17 5-18 5-11 24-43 57-43 16 0 19 13 19 25 0 8-2 18-5 29l-10 41-7 27c-1 7-4 19-4 21 0 6 5 9 10 9 11 0 13-9 16-20 5-20 18-71 21-85 1-5 20-47 58-47 15 0 19 12 19 25 0 20-15 60-22 79-3 8-4 12-4 19 0 17 12 29 29 29 33 0 46-51 46-54 0-4-3-4-4-4-4 0-4 1-6 7-5 18-16 43-36 43-6 0-8-3-8-11 0-9 3-18 6-25 7-19 22-58 22-78 0-23-14-38-41-38-26 0-44 16-57 34-1-4-2-16-12-25-8-7-20-9-29-9-31 0-49 23-55 31-1-20-16-31-32-31s-23 14-26 20c-6 13-11 33-11 34 0 4 4 4 4 4 4 0 4 0 6-8 6-25 13-42 26-42 6 0 11 3 11 16 0 7-1 11-6 30z"><text:p/></draw:path><draw:path draw:style-name="gr3" draw:text-style-name="P30" svg:width="0.0846in" svg:height="0.0803in" svg:x="2.1224in" svg:y="0.0429in" svg:viewBox="0 0 216 205" svg:d="M209 110c4-2 7-3 7-8 0-4-3-6-7-7l-196-93c-4-2-5-2-6-2-4 0-7 3-7 7 0 3 2 5 7 8l185 87-185 88c-5 2-7 5-7 8 0 4 3 7 7 7 1 0 2 0 6-3z"><text:p/></draw:path><draw:path draw:style-name="gr3" draw:text-style-name="P30" svg:width="0.0748in" svg:height="0.0626in" svg:x="2.261in" svg:y="0.0551in" svg:viewBox="0 0 191 160" svg:d="M21 135c-1 6-3 14-3 16 0 6 5 9 10 9 4 0 11-3 13-10 0 0 5-17 7-26l7-32c3-7 5-15 6-23 2-6 5-17 5-18 5-11 24-43 58-43 16 0 19 13 19 25 0 21-18 67-23 82-3 8-4 12-4 16 0 17 13 29 29 29 33 0 46-51 46-54 0-4-3-4-4-4-3 0-3 1-5 7-7 24-19 43-36 43-6 0-9-3-9-11 0-9 4-18 7-25 7-19 21-58 21-78 0-24-15-38-40-38-32 0-49 23-55 31-2-20-17-31-33-31s-23 14-26 20c-6 12-11 33-11 34 0 4 4 4 4 4 4 0 4 0 6-8 6-25 13-42 26-42 7 0 11 4 11 16 0 7-1 11-6 30z"><text:p/></draw:path><draw:path draw:style-name="gr3" draw:text-style-name="P30" svg:width="0.0634in" svg:height="0.0894in" svg:x="0.8862in" svg:y="0.222in" svg:viewBox="0 0 162 228" svg:d="M161 23c1-2 1-4 1-6 0-6-4-10-10-10-3 0-13 3-14 15-7-13-19-22-33-22-41 0-84 49-84 100 0 35 21 56 47 56 20 0 37-17 41-20-8 31-12 46-12 47-1 3-13 38-51 38-6 0-18-1-28-4 11-3 15-12 15-18s-4-13-14-13c-8 0-19 7-19 21s13 21 47 21c44 0 70-27 75-48zM115 111c-2 9-10 18-18 25-7 6-18 12-28 12-18 0-23-18-23-32 0-17 10-59 19-77 10-17 25-31 40-31 23 0 28 28 28 30s0 4-1 5z"><text:p/></draw:path><draw:path draw:style-name="gr3" draw:text-style-name="P30" svg:width="0.0539in" svg:height="0.0626in" svg:x="0.9606in" svg:y="0.222in" svg:viewBox="0 0 138 160" svg:d="M126 22c-6 0-11 0-16 5-6 5-6 11-6 14 0 8 6 12 13 12 10 0 20-8 20-23 0-17-17-30-42-30-48 0-95 51-95 100 0 32 21 60 57 60 51 0 81-37 81-42 0-2-2-4-5-4-1 0-2 1-4 3-28 35-67 35-71 35-22 0-32-17-32-38 0-15 7-49 19-71 11-20 31-35 50-35 12 0 26 4 31 14z"><text:p/></draw:path><draw:path draw:style-name="gr3" draw:text-style-name="P30" svg:width="0.0657in" svg:height="0.0976in" svg:x="1.0205in" svg:y="0.1866in" svg:viewBox="0 0 168 249" svg:d="M168 4c0 0 0-4-4-4-6 0-39 3-45 4-3 0-5 2-5 7 0 4 3 4 8 4 17 0 18 2 18 6l-1 7-21 84c-7-14-17-23-33-23-41 0-85 52-85 103 0 33 19 57 47 57 7 0 25-2 46-27 3 15 15 27 32 27 13 0 21-8 26-20 6-12 11-34 11-35 0-3-3-3-4-3-4 0-4 1-5 6-6 23-13 44-27 44-10 0-11-9-11-16 0-9 1-11 2-17zM95 203c-2 6-2 7-7 13-16 19-30 25-40 25-18 0-23-19-23-33 0-18 11-61 20-77 11-21 26-34 41-34 23 0 27 29 27 31s0 4-1 6z"><text:p/></draw:path><draw:path draw:style-name="gr3" draw:text-style-name="P30" svg:width="0.0323in" svg:height="0.1382in" svg:x="1.1004in" svg:y="0.1783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30" svg:width="0.1134in" svg:height="0.0626in" svg:x="1.1449in" svg:y="0.222in" svg:viewBox="0 0 289 160" svg:d="M21 135c-1 6-3 14-3 16 0 6 5 9 10 9 4 0 10-3 13-10 0 0 4-17 7-26l7-32c2-7 5-15 6-23 2-6 5-17 5-18 5-11 24-43 57-43 16 0 19 13 19 25 0 8-2 18-5 29l-10 41-7 27c-1 7-4 19-4 21 0 6 5 9 10 9 11 0 13-9 16-20 5-20 18-71 21-85 1-5 20-47 58-47 15 0 19 12 19 25 0 20-15 60-22 79-3 8-4 12-4 19 0 17 12 29 29 29 33 0 46-51 46-54 0-4-3-4-4-4-4 0-4 1-6 7-5 18-16 43-36 43-6 0-8-3-8-11 0-9 3-18 6-25 7-19 22-58 22-78 0-23-14-38-41-38-26 0-44 16-57 34-1-4-2-16-12-25-8-7-20-9-29-9-31 0-49 23-55 31-1-20-16-31-32-31s-23 14-26 20c-6 13-11 33-11 34 0 4 4 4 4 4 4 0 4 0 6-8 6-25 13-42 26-42 6 0 11 3 11 16 0 7-1 11-6 30z"><text:p/></draw:path><draw:path draw:style-name="gr3" draw:text-style-name="P30" svg:width="0.0161in" svg:height="0.0413in" svg:x="1.274in" svg:y="0.2693in" svg:viewBox="0 0 42 106" svg:d="M42 37c0-23-9-37-23-37-12 0-19 9-19 19 0 9 7 19 19 19 4 0 9-2 13-5 1-1 1-1 1-1 1 0 1 0 1 5 0 27-12 48-24 60-4 3-4 4-4 5 0 3 2 4 3 4 4 0 33-27 33-69z"><text:p/></draw:path><draw:path draw:style-name="gr3" draw:text-style-name="P30" svg:width="0.0748in" svg:height="0.0626in" svg:x="1.3276in" svg:y="0.222in" svg:viewBox="0 0 191 160" svg:d="M21 135c-1 6-3 14-3 16 0 6 5 9 10 9 4 0 11-3 13-10 0 0 5-17 7-26l7-32c3-7 5-15 6-23 2-6 5-17 5-18 5-11 24-43 58-43 16 0 19 13 19 25 0 21-18 67-23 82-3 8-4 12-4 16 0 17 13 29 29 29 33 0 46-51 46-54 0-4-3-4-4-4-3 0-3 1-5 7-7 24-19 43-36 43-6 0-9-3-9-11 0-9 4-18 7-25 7-19 21-58 21-78 0-24-15-38-40-38-32 0-49 23-55 31-2-20-17-31-33-31s-23 14-26 20c-6 12-11 33-11 34 0 4 4 4 4 4 4 0 4 0 6-8 6-25 13-42 26-42 7 0 11 4 11 16 0 7-1 11-6 30z"><text:p/></draw:path><draw:path draw:style-name="gr3" draw:text-style-name="P30" svg:width="0.0846in" svg:height="0.0055in" svg:x="1.4488in" svg:y="0.2457in" svg:viewBox="0 0 216 15" svg:d="M203 15c6 0 13 0 13-7 0-8-7-8-13-8h-191c-6 0-12 0-12 8 0 7 6 7 12 7z"><text:p/></draw:path><draw:path draw:style-name="gr3" draw:text-style-name="P30" svg:width="0.1134in" svg:height="0.0626in" svg:x="1.5799in" svg:y="0.222in" svg:viewBox="0 0 289 160" svg:d="M21 135c-1 6-3 14-3 16 0 6 5 9 10 9 4 0 10-3 13-10 0 0 4-17 7-26l7-32c2-7 5-15 6-23 2-6 5-17 5-18 5-11 24-43 57-43 16 0 19 13 19 25 0 8-2 18-5 29l-10 41-7 27c-1 7-4 19-4 21 0 6 5 9 10 9 11 0 13-9 16-20 5-20 18-71 21-85 1-5 20-47 58-47 15 0 19 12 19 25 0 20-15 60-22 79-3 8-4 12-4 19 0 17 12 29 29 29 33 0 46-51 46-54 0-4-3-4-4-4-4 0-4 1-6 7-5 18-16 43-36 43-6 0-8-3-8-11 0-9 3-18 6-25 7-19 22-58 22-78 0-23-14-38-41-38-26 0-44 16-57 34-1-4-2-16-12-25-8-7-20-9-29-9-31 0-49 23-55 31-1-20-16-31-32-31s-23 14-26 20c-6 13-11 33-11 34 0 4 4 4 4 4 4 0 4 0 6-8 6-25 13-42 26-42 6 0 11 3 11 16 0 7-1 11-6 30z"><text:p/></draw:path><draw:path draw:style-name="gr3" draw:text-style-name="P30" svg:width="0.0323in" svg:height="0.1382in" svg:x="1.7051in" svg:y="0.1783in" svg:viewBox="0 0 83 352" svg:d="M83 176c0-27-4-70-24-110-21-43-52-66-55-66s-4 1-4 4c0 1 0 1 7 8 35 35 55 91 55 164 0 61-13 123-57 167-5 4-5 5-5 6 0 2 1 3 4 3s35-24 56-68c18-39 23-78 23-108z"><text:p/></draw:path><draw:path draw:style-name="gr3" draw:text-style-name="P30" svg:width="0.0161in" svg:height="0.0413in" svg:x="1.9016in" svg:y="0.2693in" svg:viewBox="0 0 42 106" svg:d="M42 37c0-23-9-37-23-37-12 0-19 9-19 19 0 9 7 19 19 19 4 0 9-2 13-5 1-1 1-1 1-1 1 0 1 0 1 5 0 27-12 48-24 60-4 3-4 4-4 5 0 3 2 4 3 4 4 0 33-27 33-69z"><text:p/></draw:path><draw:path draw:style-name="gr3" draw:text-style-name="P30" svg:width="0.1134in" svg:height="0.0626in" svg:x="1.9551in" svg:y="0.222in" svg:viewBox="0 0 289 160" svg:d="M21 135c-1 6-3 14-3 16 0 6 5 9 10 9 4 0 10-3 13-10 0 0 4-17 7-26l7-32c2-7 5-15 6-23 2-6 5-17 5-18 5-11 24-43 57-43 16 0 19 13 19 25 0 8-2 18-5 29l-10 41-7 27c-1 7-4 19-4 21 0 6 5 9 10 9 11 0 13-9 16-20 5-20 18-71 21-85 1-5 20-47 58-47 15 0 19 12 19 25 0 20-15 60-22 79-3 8-4 12-4 19 0 17 12 29 29 29 33 0 46-51 46-54 0-4-3-4-4-4-4 0-4 1-6 7-5 18-16 43-36 43-6 0-8-3-8-11 0-9 3-18 6-25 7-19 22-58 22-78 0-23-14-38-41-38-26 0-44 16-57 34-1-4-2-16-12-25-8-7-20-9-29-9-31 0-49 23-55 31-1-20-16-31-32-31s-23 14-26 20c-6 13-11 33-11 34 0 4 4 4 4 4 4 0 4 0 6-8 6-25 13-42 26-42 6 0 11 3 11 16 0 7-1 11-6 30z"><text:p/></draw:path><draw:path draw:style-name="gr3" draw:text-style-name="P30" svg:width="0.0846in" svg:height="0.0803in" svg:x="2.1224in" svg:y="0.2075in" svg:viewBox="0 0 216 205" svg:d="M209 15c4-2 7-4 7-8s-3-7-7-7c-1 0-2 0-7 2l-195 93c-4 1-7 3-7 7 0 5 3 6 7 8l195 92c5 3 6 3 7 3 4 0 7-3 7-7s-3-6-7-8l-185-88z"><text:p/></draw:path><draw:path draw:style-name="gr3" draw:text-style-name="P30" svg:width="0.0748in" svg:height="0.0626in" svg:x="2.261in" svg:y="0.222in" svg:viewBox="0 0 191 160" svg:d="M21 135c-1 6-3 14-3 16 0 6 5 9 10 9 4 0 11-3 13-10 0 0 5-17 7-26l7-32c3-7 5-15 6-23 2-6 5-17 5-18 5-11 24-43 58-43 16 0 19 13 19 25 0 21-18 67-23 82-3 8-4 12-4 16 0 17 13 29 29 29 33 0 46-51 46-54 0-4-3-4-4-4-3 0-3 1-5 7-7 24-19 43-36 43-6 0-9-3-9-11 0-9 4-18 7-25 7-19 21-58 21-78 0-24-15-38-40-38-32 0-49 23-55 31-2-20-17-31-33-31s-23 14-26 20c-6 12-11 33-11 34 0 4 4 4 4 4 4 0 4 0 6-8 6-25 13-42 26-42 7 0 11 4 11 16 0 7-1 11-6 30z"><text:p/></draw:path><draw:path draw:style-name="gr3" draw:text-style-name="P30" svg:width="0.1134in" svg:height="0.0626in" svg:x="1.261in" svg:y="0.387in" svg:viewBox="0 0 289 160" svg:d="M21 135c-1 6-3 14-3 16 0 6 5 9 10 9 4 0 10-3 13-10 0 0 4-17 7-26l7-32c2-7 5-15 6-23 2-6 5-17 5-18 5-11 24-43 57-43 16 0 19 13 19 25 0 8-2 18-5 29l-10 41-7 27c-1 7-4 19-4 21 0 6 5 9 10 9 11 0 13-9 16-20 5-20 18-71 21-85 1-5 20-47 58-47 15 0 19 12 19 25 0 20-15 60-22 79-3 8-4 12-4 19 0 17 12 29 29 29 33 0 46-51 46-54 0-4-3-4-4-4-4 0-4 1-6 7-5 18-16 43-36 43-6 0-8-3-8-11 0-9 3-18 6-25 7-19 22-58 22-78 0-23-14-38-41-38-26 0-44 16-57 34-1-4-2-16-12-25-8-7-20-9-29-9-31 0-49 23-55 31-1-20-16-31-32-31s-23 14-26 20c-6 13-11 33-11 34 0 4 4 4 4 4 4 0 4 0 6-8 6-25 13-42 26-42 6 0 11 3 11 16 0 7-1 11-6 30z"><text:p/></draw:path><draw:path draw:style-name="gr3" draw:text-style-name="P30" svg:width="0.0161in" svg:height="0.0413in" svg:x="1.9016in" svg:y="0.4339in" svg:viewBox="0 0 42 106" svg:d="M42 37c0-23-9-37-23-37-12 0-19 9-19 19 0 9 7 19 19 19 4 0 9-2 13-5 1-1 1-1 1-1 1 0 1 0 1 5 0 27-12 48-24 60-4 3-4 4-4 5 0 3 2 4 3 4 4 0 33-27 33-69z"><text:p/></draw:path><draw:path draw:style-name="gr3" draw:text-style-name="P30" svg:width="0.1134in" svg:height="0.0626in" svg:x="1.9551in" svg:y="0.387in" svg:viewBox="0 0 289 160" svg:d="M21 135c-1 6-3 14-3 16 0 6 5 9 10 9 4 0 10-3 13-10 0 0 4-17 7-26l7-32c2-7 5-15 6-23 2-6 5-17 5-18 5-11 24-43 57-43 16 0 19 13 19 25 0 8-2 18-5 29l-10 41-7 27c-1 7-4 19-4 21 0 6 5 9 10 9 11 0 13-9 16-20 5-20 18-71 21-85 1-5 20-47 58-47 15 0 19 12 19 25 0 20-15 60-22 79-3 8-4 12-4 19 0 17 12 29 29 29 33 0 46-51 46-54 0-4-3-4-4-4-4 0-4 1-6 7-5 18-16 43-36 43-6 0-8-3-8-11 0-9 3-18 6-25 7-19 22-58 22-78 0-23-14-38-41-38-26 0-44 16-57 34-1-4-2-16-12-25-8-7-20-9-29-9-31 0-49 23-55 31-1-20-16-31-32-31s-23 14-26 20c-6 13-11 33-11 34 0 4 4 4 4 4 4 0 4 0 6-8 6-25 13-42 26-42 6 0 11 3 11 16 0 7-1 11-6 30z"><text:p/></draw:path><draw:path draw:style-name="gr3" draw:text-style-name="P30" svg:width="0.0921in" svg:height="0.0323in" svg:x="2.1185in" svg:y="0.3984in" svg:viewBox="0 0 235 83" svg:d="M223 14c5 0 12 0 12-7s-7-7-12-7h-211c-5 0-12 0-12 7s7 7 12 7zM223 83c5 0 12 0 12-7s-7-7-12-7h-211c-5 0-12 0-12 7s7 7 12 7z"><text:p/></draw:path><draw:path draw:style-name="gr3" draw:text-style-name="P30" svg:width="0.0748in" svg:height="0.0626in" svg:x="2.261in" svg:y="0.387in" svg:viewBox="0 0 191 160" svg:d="M21 135c-1 6-3 14-3 16 0 6 5 9 10 9 4 0 11-3 13-10 0 0 5-17 7-26l7-32c3-7 5-15 6-23 2-6 5-17 5-18 5-11 24-43 58-43 16 0 19 13 19 25 0 21-18 67-23 82-3 8-4 12-4 16 0 17 13 29 29 29 33 0 46-51 46-54 0-4-3-4-4-4-3 0-3 1-5 7-7 24-19 43-36 43-6 0-9-3-9-11 0-9 4-18 7-25 7-19 21-58 21-78 0-24-15-38-40-38-32 0-49 23-55 31-2-20-17-31-33-31s-23 14-26 20c-6 12-11 33-11 34 0 4 4 4 4 4 4 0 4 0 6-8 6-25 13-42 26-42 7 0 11 4 11 16 0 7-1 11-6 30z"><text:p/></draw:path></draw:g></text:p>
        </text:list-item>
      </text:list>
      <text:h text:style-name="P29" text:outline-level="3"><text:span text:style-name="T5">Problem </text:span><text:span text:style-name="T6">3</text:span><text:span text:style-name="T5">: </text:span><text:bookmark-start text:name="__DdeLink__217_1140517241"/><text:span text:style-name="T7">Standard Deviation</text:span><text:bookmark-end text:name="__DdeLink__217_1140517241"/></text:h>
      <text:p text:style-name="P14">Write a method <text:span text:style-name="T19">sigma</text:span> that <text:span text:style-name="T17">takes</text:span> <text:span text:style-name="T22">a one dimensional array of real numbers</text:span> <text:span text:style-name="T17">and </text:span>returns <text:span text:style-name="T22">the standard deviation </text:span><text:span text:style-name="T22"><draw:g text:anchor-type="as-char" svg:y="-0.061in" draw:z-index="11" draw:style-name="gr1"><svg:title>TexMaths</svg:title><svg:desc>10§inline§\sigma§svg§600§FALSE</svg:desc><draw:polygon draw:style-name="gr2" draw:text-style-name="P30" svg:width="0.0839in" svg:height="0.0594in" svg:x="0in" svg:y="0in" svg:viewBox="0 0 214 152" draw:points="107,152 0,152 0,0 214,0 214,152"><text:p/></draw:polygon><draw:path draw:style-name="gr3" draw:text-style-name="P30" svg:width="0.0732in" svg:height="0.061in" svg:x="0.0051in" svg:y="0in" svg:viewBox="0 0 187 156" svg:d="M170 21c4 0 17 0 17-13 0-8-7-8-14-8h-80c-54 0-93 58-93 100 0 32 21 56 53 56 42 0 89-42 89-97 0-6 0-23-11-38zM53 149c-17 0-31-13-31-39 0-10 4-39 17-60 14-25 36-29 48-29 29 0 32 23 32 34 0 16-7 45-19 63-14 21-33 31-47 31z"><text:p/></draw:path></draw:g></text:span><text:span text:style-name="T22">.</text:span></text:p>
      <text:list xml:id="list5979124074566375416" text:style-name="L2">
        <text:list-item>
          <text:p text:style-name="P24">Using</text:p>
          <text:p text:style-name="P19"><draw:g text:anchor-type="as-char" svg:y="-0.302in" draw:z-index="3" draw:style-name="gr1"><svg:title>TexMaths</svg:title><svg:desc>10§display§\sigma = \sqrt{\frac{1}{N} \sum_{i=1}^N (x_i - \mu)^2},  \mu = \frac{1}{N} \sum_{i=1}^N x_i.§svg§600§FALSE</svg:desc><draw:polygon draw:style-name="gr2" draw:text-style-name="P30" svg:width="2.2429in" svg:height="0.498in" svg:x="0in" svg:y="0in" svg:viewBox="0 0 5698 1266" draw:points="2849,1266 0,1266 0,0 5698,0 5698,1266"><text:p/></draw:polygon><draw:path draw:style-name="gr3" draw:text-style-name="P30" svg:width="0.0732in" svg:height="0.061in" svg:x="0.0051in" svg:y="0.2406in" svg:viewBox="0 0 187 156" svg:d="M170 21c4 0 17 0 17-13 0-8-7-8-14-8h-80c-54 0-93 58-93 100 0 32 21 56 53 56 42 0 89-42 89-97 0-6 0-23-11-38zM53 149c-17 0-31-13-31-39 0-10 4-39 17-60 14-25 36-29 48-29 29 0 32 23 32 34 0 16-7 45-19 63-14 21-33 31-47 31z"><text:p/></draw:path><draw:path draw:style-name="gr3" draw:text-style-name="P30" svg:width="0.0921in" svg:height="0.0323in" svg:x="0.1303in" svg:y="0.2492in" svg:viewBox="0 0 235 83" svg:d="M223 14c5 0 12 0 12-7s-7-7-12-7h-211c-5 0-12 0-12 7s7 7 12 7zM223 83c5 0 12 0 12-7s-7-7-12-7h-211c-5 0-12 0-12 7s7 7 12 7z"><text:p/></draw:path><draw:path draw:style-name="gr3" draw:text-style-name="P30" svg:width="0.0516in" svg:height="0.0858in" svg:x="0.3657in" svg:y="0in" svg:viewBox="0 0 132 219" svg:d="M13 0c-12 0-13 1-13 13v194c0 6 0 12 7 12s7-6 7-12v-193h106c6 0 12 0 12-7s-6-7-12-7z"><text:p/></draw:path><draw:path draw:style-name="gr3" draw:text-style-name="P30" svg:width="0.0055in" svg:height="0.0886in" svg:x="0.3657in" svg:y="0.0811in" svg:viewBox="0 0 15 226" svg:d="M0 214c0 6 0 12 8 12 7 0 7-6 7-12v-202c0-6 0-12-7-12-8 0-8 6-8 12z"><text:p/></draw:path><draw:path draw:style-name="gr3" draw:text-style-name="P30" svg:width="0.0055in" svg:height="0.0886in" svg:x="0.3657in" svg:y="0.1638in" svg:viewBox="0 0 15 226" svg:d="M0 214c0 6 0 12 8 12 7 0 7-6 7-12v-202c0-6 0-12-7-12-8 0-8 6-8 12z"><text:p/></draw:path><draw:path draw:style-name="gr3" draw:text-style-name="P30" svg:width="0.0874in" svg:height="0.252in" svg:x="0.2839in" svg:y="0.2465in" svg:viewBox="0 0 223 641" svg:d="M209 641c13 0 14-2 14-13v-616c0-6 0-12-7-12s-7 6-7 12v539h-1l-159-481-49 96 5 5 30-57z"><text:p/></draw:path><draw:polygon draw:style-name="gr3" draw:text-style-name="P30" svg:width="0.9299in" svg:height="0.0055in" svg:x="0.4146in" svg:y="0in" svg:viewBox="0 0 2363 15" draw:points="1181,15 0,15 0,0 2363,0 2363,15"><text:p/></draw:polygon><draw:path draw:style-name="gr3" draw:text-style-name="P30" svg:width="0.0457in" svg:height="0.0921in" svg:x="0.472in" svg:y="0.1142in" svg:viewBox="0 0 117 235" svg:d="M73 9c0-8 0-9-8-9-22 23-54 23-65 23v11c7 0 28 0 46-10v183c0 13-1 17-33 17h-11v11c13-1 43-1 58-1 14 0 45 0 57 1v-11h-11c-32 0-33-4-33-17z"><text:p/></draw:path><draw:polygon draw:style-name="gr3" draw:text-style-name="P30" svg:width="0.1264in" svg:height="0.0055in" svg:x="0.4311in" svg:y="0.2638in" svg:viewBox="0 0 322 15" draw:points="161,15 0,15 0,0 322,0 322,15"><text:p/></draw:polygon><draw:path draw:style-name="gr3" draw:text-style-name="P30" svg:width="0.1165in" svg:height="0.0945in" svg:x="0.4366in" svg:y="0.302in" svg:viewBox="0 0 297 241" svg:d="M253 37c3-14 10-25 38-26 2 0 6 0 6-7 0 0 0-4-5-4-11 0-24 1-35 1-12 0-25-1-36-1-2 0-7 0-7 7 0 4 4 4 7 4 20 0 24 8 24 15 0 2-1 7-1 8l-40 157-78-184c-3-7-3-7-11-7h-47c-7 0-11 0-11 7 0 4 4 4 10 4 2 0 24 0 24 3l-47 190c-3 14-9 25-38 26-2 0-6 0-6 7 0 3 2 4 5 4 11 0 23-1 35-1s25 1 36 1c2 0 7 0 7-7 0-4-4-4-8-4-20-1-23-8-23-15 0-3 1-5 2-9l46-186c2 2 2 3 3 6l88 208c3 6 4 7 7 7 4 0 4-1 5-7z"><text:p/></draw:path><draw:path draw:style-name="gr3" draw:text-style-name="P30" svg:width="0.0862in" svg:height="0.0661in" svg:x="0.6547in" svg:y="0.061in" svg:viewBox="0 0 220 169" svg:d="M189 27c3-9 6-18 26-18 1 0 5 0 5-6 0-1-1-3-4-3-8 0-17 1-25 1-6 0-20-1-26-1-2 0-5 0-5 5 0 4 3 4 5 4 12 0 16 4 16 10 0 2 0 3-1 6l-27 108-63-129c-2-4-2-4-8-4h-34c-5 0-8 0-8 5 0 4 3 4 8 4s11 0 16 1l-33 133c-2 9-7 16-26 17-2 0-5 0-5 5 0 3 2 4 4 4 8 0 17-1 25-1 6 0 21 1 27 1 2 0 5-1 5-5s-3-4-6-4c-16 0-16-7-16-10 0-1 0-2 1-6l32-127 72 148c2 4 3 4 6 4s3-1 5-5z"><text:p/></draw:path><draw:path draw:style-name="gr3" draw:text-style-name="P30" svg:width="0.1843in" svg:height="0.1937in" svg:x="0.6047in" svg:y="0.1693in" svg:viewBox="0 0 469 493" svg:d="M426 493l43-113h-9c-14 37-51 61-92 71-7 2-42 11-109 11h-213l180-210c2-3 3-4 3-5s0-2-3-6l-164-224h193c48 0 80 5 83 6 19 2 49 8 77 26 9 6 33 21 45 50h9l-43-99h-416c-8 0-9 0-10 2 0 2 0 8 0 12l186 255-182 214c-4 4-4 6-4 6 0 4 4 4 10 4z"><text:p/></draw:path><draw:path draw:style-name="gr3" draw:text-style-name="P30" svg:width="0.0295in" svg:height="0.0654in" svg:x="0.6118in" svg:y="0.3992in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<text:p/></draw:path><draw:path draw:style-name="gr3" draw:text-style-name="P30" svg:width="0.0713in" svg:height="0.026in" svg:x="0.6535in" svg:y="0.426in" svg:viewBox="0 0 182 67" svg:d="M173 12c3 0 9 0 9-6s-6-6-9-6h-164c-3 0-9 0-9 6s6 6 9 6zM173 67c3 0 9 0 9-6s-6-6-9-6h-164c-3 0-9 0-9 6s6 6 9 6z"><text:p/></draw:path><draw:path draw:style-name="gr3" draw:text-style-name="P30" svg:width="0.0354in" svg:height="0.0642in" svg:x="0.7421in" svg:y="0.3988in" svg:viewBox="0 0 91 164" svg:d="M56 7c0-7 0-7-7-7-16 16-39 16-49 16v9c6 0 22 0 36-7v126c0 8 0 11-25 11h-9v9c4 0 35-1 44-1 8 0 39 1 45 1v-9h-10c-25 0-25-3-25-11z"><text:p/></draw:path><draw:path draw:style-name="gr3" draw:text-style-name="P30" svg:width="0.0323in" svg:height="0.1382in" svg:x="0.8106in" svg:y="0.1961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30" svg:width="0.0689in" svg:height="0.0626in" svg:x="0.8547in" svg:y="0.2402in" svg:viewBox="0 0 176 160" svg:d="M108 50c2-10 10-42 35-42 2 0 10 0 17 4-9 2-16 11-16 19 0 6 3 13 13 13 8 0 19-7 19-21 0-18-21-23-33-23-20 0-33 19-37 27-9-23-28-27-38-27-37 0-57 46-57 54 0 4 3 4 4 4 3 0 4-1 5-4 12-37 35-46 47-46 7 0 19 3 19 23 0 11-6 35-19 85-5 22-18 36-33 36-3 0-11 0-18-4 9-2 17-9 17-19s-8-13-14-13c-10 0-19 10-19 21 0 16 18 23 33 23 24 0 36-25 37-27 5 13 17 27 39 27 36 0 56-45 56-54 0-4-3-4-4-4-3 0-4 2-5 4-11 38-35 46-47 46-14 0-19-11-19-23 0-8 2-15 6-31z"><text:p/></draw:path><draw:path draw:style-name="gr3" draw:text-style-name="P30" svg:width="0.0295in" svg:height="0.0654in" svg:x="0.9343in" svg:y="0.2575in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<text:p/></draw:path><draw:path draw:style-name="gr3" draw:text-style-name="P30" svg:width="0.0846in" svg:height="0.0055in" svg:x="1.0181in" svg:y="0.2638in" svg:viewBox="0 0 216 15" svg:d="M203 15c6 0 13 0 13-7 0-8-7-8-13-8h-191c-6 0-12 0-12 8 0 7 6 7 12 7z"><text:p/></draw:path><draw:path draw:style-name="gr3" draw:text-style-name="P30" svg:width="0.0748in" svg:height="0.0909in" svg:x="1.1492in" svg:y="0.2402in" svg:viewBox="0 0 191 232" svg:d="M71 32c2-7 5-21 5-22 0-6-4-10-10-10-1 0-11 0-14 13l-51 204c-1 4-1 5-1 6 0 5 4 9 10 9 7 0 12-6 12-7 2-3 6-22 20-76 11 9 27 11 34 11 25 0 38-16 47-26 3 16 16 26 32 26 12 0 20-8 26-20s10-34 10-34c0-4-3-4-4-4-3 0-4 1-5 6-6 23-12 44-27 44-9 0-10-9-10-16 0-8 4-24 7-37l10-38c1-5 4-19 6-24 2-8 5-21 5-24 0-6-5-9-10-9-2 0-11 0-14 12l-17 66c-4 18-8 33-9 36 0 2-17 34-46 34-17 0-26-12-26-31 0-10 3-20 5-30z"><text:p/></draw:path><draw:path draw:style-name="gr3" draw:text-style-name="P30" svg:width="0.0323in" svg:height="0.1382in" svg:x="1.2362in" svg:y="0.1961in" svg:viewBox="0 0 83 352" svg:d="M83 176c0-27-4-70-24-110-21-43-52-66-55-66s-4 1-4 4c0 1 0 1 7 8 35 35 55 91 55 164 0 61-13 123-57 167-5 4-5 5-5 6 0 2 1 3 4 3s35-24 56-68c18-39 23-78 23-108z"><text:p/></draw:path><draw:path draw:style-name="gr3" draw:text-style-name="P30" svg:width="0.0429in" svg:height="0.0642in" svg:x="1.2882in" svg:y="0.1957in" svg:viewBox="0 0 110 164" svg:d="M110 119h-9c0 6-3 20-6 23-2 1-21 1-25 1h-45c26-23 34-30 49-41 19-15 36-30 36-54 0-30-27-48-58-48s-52 22-52 44c0 13 11 14 13 14 6 0 13-4 13-13 0-4-1-13-14-13 7-18 24-23 36-23 25 0 38 19 38 39 0 22-16 39-24 48l-60 59c-2 2-2 2-2 9h102z"><text:p/></draw:path><draw:path draw:style-name="gr3" draw:text-style-name="P30" svg:width="0.0161in" svg:height="0.0413in" svg:x="1.3563in" svg:y="0.2854in" svg:viewBox="0 0 42 106" svg:d="M42 37c0-23-9-37-23-37-12 0-19 9-19 19 0 9 7 19 19 19 4 0 9-2 13-5 1-1 1-1 1-1 1 0 1 0 1 5 0 27-12 48-24 60-4 3-4 4-4 5 0 3 2 4 3 4 4 0 33-27 33-69z"><text:p/></draw:path><draw:path draw:style-name="gr3" draw:text-style-name="P30" svg:width="0.0748in" svg:height="0.0909in" svg:x="1.4098in" svg:y="0.2402in" svg:viewBox="0 0 191 232" svg:d="M71 32c2-7 5-21 5-22 0-6-4-10-10-10-1 0-11 0-14 13l-51 204c-1 4-1 5-1 6 0 5 4 9 10 9 7 0 12-6 12-7 2-3 6-22 20-76 11 9 27 11 34 11 25 0 38-16 47-26 3 16 16 26 32 26 12 0 20-8 26-20s10-34 10-34c0-4-3-4-4-4-3 0-4 1-5 6-6 23-12 44-27 44-9 0-10-9-10-16 0-8 4-24 7-37l10-38c1-5 4-19 6-24 2-8 5-21 5-24 0-6-5-9-10-9-2 0-11 0-14 12l-17 66c-4 18-8 33-9 36 0 2-17 34-46 34-17 0-26-12-26-31 0-10 3-20 5-30z"><text:p/></draw:path><draw:path draw:style-name="gr3" draw:text-style-name="P30" svg:width="0.0921in" svg:height="0.0323in" svg:x="1.5354in" svg:y="0.2492in" svg:viewBox="0 0 235 83" svg:d="M223 14c5 0 12 0 12-7s-7-7-12-7h-211c-5 0-12 0-12 7s7 7 12 7zM223 83c5 0 12 0 12-7s-7-7-12-7h-211c-5 0-12 0-12 7s7 7 12 7z"><text:p/></draw:path><draw:path draw:style-name="gr3" draw:text-style-name="P30" svg:width="0.0457in" svg:height="0.0921in" svg:x="1.7311in" svg:y="0.1142in" svg:viewBox="0 0 117 235" svg:d="M73 9c0-8 0-9-8-9-22 23-54 23-65 23v11c7 0 28 0 46-10v183c0 13-1 17-33 17h-11v11c13-1 43-1 58-1 14 0 45 0 57 1v-11h-11c-32 0-33-4-33-17z"><text:p/></draw:path><draw:polygon draw:style-name="gr3" draw:text-style-name="P30" svg:width="0.1264in" svg:height="0.0055in" svg:x="1.6902in" svg:y="0.2638in" svg:viewBox="0 0 322 15" draw:points="161,15 0,15 0,0 322,0 322,15"><text:p/></draw:polygon><draw:path draw:style-name="gr3" draw:text-style-name="P30" svg:width="0.1165in" svg:height="0.0945in" svg:x="1.6957in" svg:y="0.302in" svg:viewBox="0 0 297 241" svg:d="M253 37c3-14 10-25 38-26 2 0 6 0 6-7 0 0 0-4-5-4-11 0-24 1-35 1-12 0-25-1-36-1-2 0-7 0-7 7 0 4 4 4 7 4 20 0 24 8 24 15 0 2-1 7-1 8l-40 157-78-184c-3-7-3-7-11-7h-47c-7 0-11 0-11 7 0 4 4 4 10 4 2 0 24 0 24 3l-47 190c-3 14-9 25-38 26-2 0-6 0-6 7 0 3 2 4 5 4 11 0 23-1 35-1s25 1 36 1c2 0 7 0 7-7 0-4-4-4-8-4-20-1-23-8-23-15 0-3 1-5 2-9l46-186c2 2 2 3 3 6l88 208c3 6 4 7 7 7 4 0 4-1 5-7z"><text:p/></draw:path><draw:path draw:style-name="gr3" draw:text-style-name="P30" svg:width="0.0862in" svg:height="0.0661in" svg:x="1.9138in" svg:y="0.061in" svg:viewBox="0 0 220 169" svg:d="M189 27c3-9 6-18 26-18 1 0 5 0 5-6 0-1-1-3-4-3-8 0-17 1-25 1-6 0-20-1-26-1-2 0-5 0-5 5 0 4 3 4 5 4 12 0 16 4 16 10 0 2 0 3-1 6l-27 108-63-129c-2-4-2-4-8-4h-34c-5 0-8 0-8 5 0 4 3 4 8 4s11 0 16 1l-33 133c-2 9-7 16-26 17-2 0-5 0-5 5 0 3 2 4 4 4 8 0 17-1 25-1 6 0 21 1 27 1 2 0 5-1 5-5s-3-4-6-4c-16 0-16-7-16-10 0-1 0-2 1-6l32-127 72 148c2 4 3 4 6 4s3-1 5-5z"><text:p/></draw:path><draw:path draw:style-name="gr3" draw:text-style-name="P30" svg:width="0.1843in" svg:height="0.1937in" svg:x="1.8638in" svg:y="0.1693in" svg:viewBox="0 0 469 493" svg:d="M426 493l43-113h-9c-14 37-51 61-92 71-7 2-42 11-109 11h-213l180-210c2-3 3-4 3-5s0-2-3-6l-164-224h193c48 0 80 5 83 6 19 2 49 8 77 26 9 6 33 21 45 50h9l-43-99h-416c-8 0-9 0-10 2 0 2 0 8 0 12l186 255-182 214c-4 4-4 6-4 6 0 4 4 4 10 4z"><text:p/></draw:path><draw:path draw:style-name="gr3" draw:text-style-name="P30" svg:width="0.0295in" svg:height="0.0654in" svg:x="1.8713in" svg:y="0.3992in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<text:p/></draw:path><draw:path draw:style-name="gr3" draw:text-style-name="P30" svg:width="0.0713in" svg:height="0.026in" svg:x="1.9126in" svg:y="0.426in" svg:viewBox="0 0 182 67" svg:d="M173 12c3 0 9 0 9-6s-6-6-9-6h-164c-3 0-9 0-9 6s6 6 9 6zM173 67c3 0 9 0 9-6s-6-6-9-6h-164c-3 0-9 0-9 6s6 6 9 6z"><text:p/></draw:path><draw:path draw:style-name="gr3" draw:text-style-name="P30" svg:width="0.0354in" svg:height="0.0642in" svg:x="2.0012in" svg:y="0.3988in" svg:viewBox="0 0 91 164" svg:d="M56 7c0-7 0-7-7-7-16 16-39 16-49 16v9c6 0 22 0 36-7v126c0 8 0 11-25 11h-9v9c4 0 35-1 44-1 8 0 39 1 45 1v-9h-10c-25 0-25-3-25-11z"><text:p/></draw:path><draw:path draw:style-name="gr3" draw:text-style-name="P30" svg:width="0.0689in" svg:height="0.0626in" svg:x="2.0831in" svg:y="0.2402in" svg:viewBox="0 0 176 160" svg:d="M108 50c2-10 10-42 35-42 2 0 10 0 17 4-9 2-16 11-16 19 0 6 3 13 13 13 8 0 19-7 19-21 0-18-21-23-33-23-20 0-33 19-37 27-9-23-28-27-38-27-37 0-57 46-57 54 0 4 3 4 4 4 3 0 4-1 5-4 12-37 35-46 47-46 7 0 19 3 19 23 0 11-6 35-19 85-5 22-18 36-33 36-3 0-11 0-18-4 9-2 17-9 17-19s-8-13-14-13c-10 0-19 10-19 21 0 16 18 23 33 23 24 0 36-25 37-27 5 13 17 27 39 27 36 0 56-45 56-54 0-4-3-4-4-4-3 0-4 2-5 4-11 38-35 46-47 46-14 0-19-11-19-23 0-8 2-15 6-31z"><text:p/></draw:path><draw:path draw:style-name="gr3" draw:text-style-name="P30" svg:width="0.0295in" svg:height="0.0654in" svg:x="2.1626in" svg:y="0.2575in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<text:p/></draw:path><draw:path draw:style-name="gr3" draw:text-style-name="P30" svg:width="0.0146in" svg:height="0.0146in" svg:x="2.2161in" svg:y="0.2854in" svg:viewBox="0 0 38 38" svg:d="M38 19c0-10-8-19-19-19-10 0-19 9-19 19 0 11 9 19 19 19 11 0 19-8 19-19z"><text:p/></draw:path></draw:g></text:p>
        </text:list-item>
        <text:list-item>
          <text:p text:style-name="P25">Using</text:p>
          <text:p text:style-name="P20"><draw:g text:anchor-type="as-char" svg:y="-0.2374in" draw:z-index="2" draw:style-name="gr1"><svg:title>TexMaths</svg:title><svg:desc>10§display§\sigma=\sqrt{\operatorname E[X^2]-(\operatorname E[X])^2}, E[X] = \frac{1}{N} \sum_{i=1}^N x_i, E[X^2] = \frac{1}{N} \sum_{i=1}^N x^2_i.§svg§600§FALSE</svg:desc><draw:polygon draw:style-name="gr2" draw:text-style-name="P30" svg:width="3.6957in" svg:height="0.4024in" svg:x="0in" svg:y="0in" svg:viewBox="0 0 9388 1023" draw:points="4694,1023 0,1023 0,0 9388,0 9388,1023"><text:p/></draw:polygon><draw:path draw:style-name="gr3" draw:text-style-name="P30" svg:width="0.0732in" svg:height="0.061in" svg:x="0.0051in" svg:y="0.1795in" svg:viewBox="0 0 187 156" svg:d="M170 21c4 0 17 0 17-13 0-8-7-8-14-8h-80c-54 0-93 58-93 100 0 32 21 56 53 56 42 0 89-42 89-97 0-6 0-23-11-38zM53 149c-17 0-31-13-31-39 0-10 4-39 17-60 14-25 36-29 48-29 29 0 32 23 32 34 0 16-7 45-19 63-14 21-33 31-47 31z"><text:p/></draw:path><draw:path draw:style-name="gr3" draw:text-style-name="P30" svg:width="0.0921in" svg:height="0.0323in" svg:x="0.1303in" svg:y="0.1882in" svg:viewBox="0 0 235 83" svg:d="M223 14c5 0 12 0 12-7s-7-7-12-7h-211c-5 0-12 0-12 7s7 7 12 7zM223 83c5 0 12 0 12-7s-7-7-12-7h-211c-5 0-12 0-12 7s7 7 12 7z"><text:p/></draw:path><draw:path draw:style-name="gr3" draw:text-style-name="P30" svg:width="0.126in" svg:height="0.1661in" svg:x="0.2839in" svg:y="0.1087in" svg:viewBox="0 0 321 423" svg:d="M111 423c11 0 11-1 15-7l192-403c3-4 3-5 3-6 0-4-3-7-7-7-5 0-6 3-8 7l-182 379-75-175-49 38 5 6 25-19z"><text:p/></draw:path><draw:polygon draw:style-name="gr3" draw:text-style-name="P30" svg:width="0.9941in" svg:height="0.0055in" svg:x="0.4071in" svg:y="0.1087in" svg:viewBox="0 0 2526 15" draw:points="1263,15 0,15 0,0 2526,0 2526,15"><text:p/></draw:polygon><draw:path draw:style-name="gr3" draw:text-style-name="P30" svg:width="0.0858in" svg:height="0.0941in" svg:x="0.4114in" svg:y="0.1457in" svg:viewBox="0 0 219 240" svg:d="M36 212c0 13 0 17-28 17h-8v11h204l15-91h-9c-9 54-17 80-78 80h-47c-17 0-17-2-17-14v-94h32c34 0 38 11 38 41h9v-94h-9c0 31-4 42-38 42h-32v-85c0-12 0-14 17-14h46c54 0 63 19 69 68h9l-10-79h-199v11h8c28 0 28 4 28 17z"><text:p/></draw:path><draw:polygon draw:style-name="gr3" draw:text-style-name="P30" svg:width="0.0189in" svg:height="0.1382in" svg:x="0.5173in" svg:y="0.1354in" svg:viewBox="0 0 49 352" draw:points="49,352 49,338 14,338 14,14 49,14 49,0 0,0 0,352"><text:p/></draw:polygon><draw:path draw:style-name="gr3" draw:text-style-name="P30" svg:width="0.1142in" svg:height="0.0945in" svg:x="0.5433in" svg:y="0.1445in" svg:viewBox="0 0 291 241" svg:d="M162 96l-30-70c-1-3-2-4-2-5 0-2 6-9 21-10 3 0 7-1 7-7 0-4-4-4-5-4-15 0-30 1-45 1-9 0-30-1-39-1-2 0-7 0-7 7 0 4 4 4 9 4 21 0 23 3 26 11l42 99-75 80-4 4c-18 18-34 24-52 25-5 0-8 0-8 7 0 1 0 4 5 4 10 0 22-1 33-1 13 0 27 1 39 1 2 0 7 0 7-7 0-4-4-4-5-4-3 0-14-1-14-11 0-5 6-11 10-16l36-38 31-34 36 84c2 4 2 4 2 5 0 3-7 9-21 10-3 0-7 1-7 7 0 4 4 4 6 4 10 0 34-1 44-1 9 0 30 1 39 1 3 0 7 0 7-7 0-4-4-4-6-4-24 0-25-1-31-15-14-33-37-88-45-109 24-25 61-67 72-77 10-9 24-17 45-18 4 0 8 0 8-7 0 0 0-4-5-4-11 0-22 1-33 1-13 0-27-1-39-1-2 0-7 0-7 7 0 3 2 4 4 4 3 0 14 1 14 11 0 5-4 9-6 13z"><text:p/></draw:path><draw:path draw:style-name="gr3" draw:text-style-name="P30" svg:width="0.0429in" svg:height="0.0642in" svg:x="0.6713in" svg:y="0.135in" svg:viewBox="0 0 110 164" svg:d="M110 119h-9c0 6-3 20-6 23-2 1-21 1-25 1h-45c26-23 34-30 49-41 19-15 36-30 36-54 0-30-27-48-58-48s-52 22-52 44c0 13 11 14 13 14 6 0 13-4 13-13 0-4-1-13-14-13 7-18 24-23 36-23 25 0 38 19 38 39 0 22-16 39-24 48l-60 59c-2 2-2 2-2 9h102z"><text:p/></draw:path><draw:polygon draw:style-name="gr3" draw:text-style-name="P30" svg:width="0.0189in" svg:height="0.1382in" svg:x="0.7299in" svg:y="0.1354in" svg:viewBox="0 0 49 352" draw:points="49,0 0,0 0,14 35,14 35,338 0,338 0,352 49,352"><text:p/></draw:polygon><draw:path draw:style-name="gr3" draw:text-style-name="P30" svg:width="0.0846in" svg:height="0.0055in" svg:x="0.8079in" svg:y="0.202in" svg:viewBox="0 0 216 15" svg:d="M203 15c6 0 13 0 13-7 0-8-7-8-13-8h-191c-6 0-12 0-12 8 0 7 6 7 12 7z"><text:p/></draw:path><draw:path draw:style-name="gr3" draw:text-style-name="P30" svg:width="0.0323in" svg:height="0.1382in" svg:x="0.9484in" svg:y="0.1354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30" svg:width="0.0858in" svg:height="0.0941in" svg:x="0.9929in" svg:y="0.1457in" svg:viewBox="0 0 219 240" svg:d="M36 212c0 13 0 17-28 17h-8v11h204l15-91h-9c-9 54-17 80-78 80h-47c-17 0-17-2-17-14v-94h32c34 0 38 11 38 41h9v-94h-9c0 31-4 42-38 42h-32v-85c0-12 0-14 17-14h46c54 0 63 19 69 68h9l-10-79h-199v11h8c28 0 28 4 28 17z"><text:p/></draw:path><draw:polygon draw:style-name="gr3" draw:text-style-name="P30" svg:width="0.0189in" svg:height="0.1382in" svg:x="1.0988in" svg:y="0.1354in" svg:viewBox="0 0 49 352" draw:points="49,352 49,338 14,338 14,14 49,14 49,0 0,0 0,352"><text:p/></draw:polygon><draw:path draw:style-name="gr3" draw:text-style-name="P30" svg:width="0.1142in" svg:height="0.0945in" svg:x="1.1248in" svg:y="0.1445in" svg:viewBox="0 0 291 241" svg:d="M162 96l-30-70c-1-3-2-4-2-5 0-2 6-9 21-10 3 0 7-1 7-7 0-4-4-4-5-4-15 0-30 1-45 1-9 0-30-1-39-1-2 0-7 0-7 7 0 4 4 4 9 4 21 0 23 3 26 11l42 99-75 80-4 4c-18 18-34 24-52 25-5 0-8 0-8 7 0 1 0 4 5 4 10 0 22-1 33-1 13 0 27 1 39 1 2 0 7 0 7-7 0-4-4-4-5-4-3 0-14-1-14-11 0-5 6-11 10-16l36-38 31-34 36 84c2 4 2 4 2 5 0 3-7 9-21 10-3 0-7 1-7 7 0 4 4 4 6 4 10 0 34-1 44-1 9 0 30 1 39 1 3 0 7 0 7-7 0-4-4-4-6-4-24 0-25-1-31-15-14-33-37-88-45-109 24-25 61-67 72-77 10-9 24-17 45-18 4 0 8 0 8-7 0 0 0-4-5-4-11 0-22 1-33 1-13 0-27-1-39-1-2 0-7 0-7 7 0 3 2 4 4 4 3 0 14 1 14 11 0 5-4 9-6 13z"><text:p/></draw:path><draw:polygon draw:style-name="gr3" draw:text-style-name="P30" svg:width="0.0189in" svg:height="0.1382in" svg:x="1.2496in" svg:y="0.1354in" svg:viewBox="0 0 49 352" draw:points="49,0 0,0 0,14 35,14 35,338 0,338 0,352 49,352"><text:p/></draw:polygon><draw:path draw:style-name="gr3" draw:text-style-name="P30" svg:width="0.0323in" svg:height="0.1382in" svg:x="1.2929in" svg:y="0.1354in" svg:viewBox="0 0 83 352" svg:d="M83 176c0-27-4-70-24-110-21-43-52-66-55-66s-4 1-4 4c0 1 0 1 7 8 35 35 55 91 55 164 0 61-13 123-57 167-5 4-5 5-5 6 0 2 1 3 4 3s35-24 56-68c18-39 23-78 23-108z"><text:p/></draw:path><draw:path draw:style-name="gr3" draw:text-style-name="P30" svg:width="0.0429in" svg:height="0.0642in" svg:x="1.3449in" svg:y="0.135in" svg:viewBox="0 0 110 164" svg:d="M110 119h-9c0 6-3 20-6 23-2 1-21 1-25 1h-45c26-23 34-30 49-41 19-15 36-30 36-54 0-30-27-48-58-48s-52 22-52 44c0 13 11 14 13 14 6 0 13-4 13-13 0-4-1-13-14-13 7-18 24-23 36-23 25 0 38 19 38 39 0 22-16 39-24 48l-60 59c-2 2-2 2-2 9h102z"><text:p/></draw:path><draw:path draw:style-name="gr3" draw:text-style-name="P30" svg:width="0.0161in" svg:height="0.0413in" svg:x="1.4126in" svg:y="0.2256in" svg:viewBox="0 0 42 106" svg:d="M42 37c0-23-9-37-23-37-12 0-19 9-19 19 0 9 7 19 19 19 4 0 9-2 13-5 1-1 1-1 1-1 1 0 1 0 1 5 0 27-12 48-24 60-4 3-4 4-4 5 0 3 2 4 3 4 4 0 33-27 33-69z"><text:p/></draw:path><draw:path draw:style-name="gr3" draw:text-style-name="P30" svg:width="0.1004in" svg:height="0.0941in" svg:x="1.4677in" svg:y="0.1457in" svg:viewBox="0 0 256 240" svg:d="M236 158c1-2 2-4 2-5s0-4-4-4c-3 0-4 2-5 4-23 52-36 76-96 76h-51c-5 0-6 0-8 0-4-1-5-1-5-4 0-1 0-2 2-8l24-96h35c30 0 30 7 30 16 0 2 0 7-3 17 0 2-1 3-1 4 0 2 2 4 5 4s4-2 5-7l20-83c0-2-1-4-4-4s-4 3-5 7c-7 27-14 35-46 35h-33l21-85c3-13 3-14 19-14h50c43 0 53 10 53 39 0 9 0 9-1 19 0 2 0 4 0 6s1 4 4 4c4 0 4-2 5-8l7-61c1-10-1-10-10-10h-178c-7 0-10 0-10 7 0 4 3 4 9 4 13 0 23 0 23 6 0 2 0 2-1 9l-47 186c-4 14-4 17-32 17-6 0-10 0-10 7 0 4 3 4 10 4h183c8 0 8 0 11-6z"><text:p/></draw:path><draw:polygon draw:style-name="gr3" draw:text-style-name="P30" svg:width="0.0189in" svg:height="0.1382in" svg:x="1.589in" svg:y="0.1354in" svg:viewBox="0 0 49 352" draw:points="49,352 49,338 14,338 14,14 49,14 49,0 0,0 0,352"><text:p/></draw:polygon><draw:path draw:style-name="gr3" draw:text-style-name="P30" svg:width="0.1142in" svg:height="0.0945in" svg:x="1.6146in" svg:y="0.1445in" svg:viewBox="0 0 291 241" svg:d="M162 96l-30-70c-1-3-2-4-2-5 0-2 6-9 21-10 3 0 7-1 7-7 0-4-4-4-5-4-15 0-30 1-45 1-9 0-30-1-39-1-2 0-7 0-7 7 0 4 4 4 9 4 21 0 23 3 26 11l42 99-75 80-4 4c-18 18-34 24-52 25-5 0-8 0-8 7 0 1 0 4 5 4 10 0 22-1 33-1 13 0 27 1 39 1 2 0 7 0 7-7 0-4-4-4-5-4-3 0-14-1-14-11 0-5 6-11 10-16l36-38 31-34 36 84c2 4 2 4 2 5 0 3-7 9-21 10-3 0-7 1-7 7 0 4 4 4 6 4 10 0 34-1 44-1 9 0 30 1 39 1 3 0 7 0 7-7 0-4-4-4-6-4-24 0-25-1-31-15-14-33-37-88-45-109 24-25 61-67 72-77 10-9 24-17 45-18 4 0 8 0 8-7 0 0 0-4-5-4-11 0-22 1-33 1-13 0-27-1-39-1-2 0-7 0-7 7 0 3 2 4 4 4 3 0 14 1 14 11 0 5-4 9-6 13z"><text:p/></draw:path><draw:polygon draw:style-name="gr3" draw:text-style-name="P30" svg:width="0.0189in" svg:height="0.1382in" svg:x="1.7394in" svg:y="0.1354in" svg:viewBox="0 0 49 352" draw:points="49,0 0,0 0,14 35,14 35,338 0,338 0,352 49,352"><text:p/></draw:polygon><draw:path draw:style-name="gr3" draw:text-style-name="P30" svg:width="0.0921in" svg:height="0.0323in" svg:x="1.8209in" svg:y="0.1882in" svg:viewBox="0 0 235 83" svg:d="M223 14c5 0 12 0 12-7s-7-7-12-7h-211c-5 0-12 0-12 7s7 7 12 7zM223 83c5 0 12 0 12-7s-7-7-12-7h-211c-5 0-12 0-12 7s7 7 12 7z"><text:p/></draw:path><draw:path draw:style-name="gr3" draw:text-style-name="P30" svg:width="0.0457in" svg:height="0.0921in" svg:x="2.0169in" svg:y="0.0535in" svg:viewBox="0 0 117 235" svg:d="M73 9c0-8 0-9-8-9-22 23-54 23-65 23v11c7 0 28 0 46-10v183c0 13-1 17-33 17h-11v11c13-1 43-1 58-1 14 0 45 0 57 1v-11h-11c-32 0-33-4-33-17z"><text:p/></draw:path><draw:polygon draw:style-name="gr3" draw:text-style-name="P30" svg:width="0.1264in" svg:height="0.0055in" svg:x="1.976in" svg:y="0.202in" svg:viewBox="0 0 322 15" draw:points="161,15 0,15 0,0 322,0 322,15"><text:p/></draw:polygon><draw:path draw:style-name="gr3" draw:text-style-name="P30" svg:width="0.1165in" svg:height="0.0945in" svg:x="1.9815in" svg:y="0.2402in" svg:viewBox="0 0 297 241" svg:d="M253 37c3-14 10-25 38-26 2 0 6 0 6-7 0 0 0-4-5-4-11 0-24 1-35 1-12 0-25-1-36-1-2 0-7 0-7 7 0 4 4 4 7 4 20 0 24 8 24 15 0 2-1 7-1 8l-40 157-78-184c-3-7-3-7-11-7h-47c-7 0-11 0-11 7 0 4 4 4 10 4 2 0 24 0 24 3l-47 190c-3 14-9 25-38 26-2 0-6 0-6 7 0 3 2 4 5 4 11 0 23-1 35-1s25 1 36 1c2 0 7 0 7-7 0-4-4-4-8-4-20-1-23-8-23-15 0-3 1-5 2-9l46-186c2 2 2 3 3 6l88 208c3 6 4 7 7 7 4 0 4-1 5-7z"><text:p/></draw:path><draw:path draw:style-name="gr3" draw:text-style-name="P30" svg:width="0.0862in" svg:height="0.0661in" svg:x="2.1996in" svg:y="0in" svg:viewBox="0 0 220 169" svg:d="M189 27c3-9 6-18 26-18 1 0 5 0 5-6 0-1-1-3-4-3-8 0-17 1-25 1-6 0-20-1-26-1-2 0-5 0-5 5 0 4 3 4 5 4 12 0 16 4 16 10 0 2 0 3-1 6l-27 108-63-129c-2-4-2-4-8-4h-34c-5 0-8 0-8 5 0 4 3 4 8 4s11 0 16 1l-33 133c-2 9-7 16-26 17-2 0-5 0-5 5 0 3 2 4 4 4 8 0 17-1 25-1 6 0 21 1 27 1 2 0 5-1 5-5s-3-4-6-4c-16 0-16-7-16-10 0-1 0-2 1-6l32-127 72 148c2 4 3 4 6 4s3-1 5-5z"><text:p/></draw:path><draw:path draw:style-name="gr3" draw:text-style-name="P30" svg:width="0.1843in" svg:height="0.1937in" svg:x="2.1496in" svg:y="0.1079in" svg:viewBox="0 0 469 493" svg:d="M426 493l43-113h-9c-14 37-51 61-92 71-7 2-42 11-109 11h-213l180-210c2-3 3-4 3-5s0-2-3-6l-164-224h193c48 0 80 5 83 6 19 2 49 8 77 26 9 6 33 21 45 50h9l-43-99h-416c-8 0-9 0-10 2 0 2 0 8 0 12l186 255-182 214c-4 4-4 6-4 6 0 4 4 4 10 4z"><text:p/></draw:path><draw:path draw:style-name="gr3" draw:text-style-name="P30" svg:width="0.0295in" svg:height="0.0654in" svg:x="2.1567in" svg:y="0.3382in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<text:p/></draw:path><draw:path draw:style-name="gr3" draw:text-style-name="P30" svg:width="0.0713in" svg:height="0.026in" svg:x="2.198in" svg:y="0.365in" svg:viewBox="0 0 182 67" svg:d="M173 12c3 0 9 0 9-6s-6-6-9-6h-164c-3 0-9 0-9 6s6 6 9 6zM173 67c3 0 9 0 9-6s-6-6-9-6h-164c-3 0-9 0-9 6s6 6 9 6z"><text:p/></draw:path><draw:path draw:style-name="gr3" draw:text-style-name="P30" svg:width="0.0354in" svg:height="0.0642in" svg:x="2.287in" svg:y="0.3382in" svg:viewBox="0 0 91 164" svg:d="M56 7c0-7 0-7-7-7-16 16-39 16-49 16v9c6 0 22 0 36-7v126c0 8 0 11-25 11h-9v9c4 0 35-1 44-1 8 0 39 1 45 1v-9h-10c-25 0-25-3-25-11z"><text:p/></draw:path><draw:path draw:style-name="gr3" draw:text-style-name="P30" svg:width="0.0689in" svg:height="0.0626in" svg:x="2.3689in" svg:y="0.1783in" svg:viewBox="0 0 176 160" svg:d="M108 50c2-10 10-42 35-42 2 0 10 0 17 4-9 2-16 11-16 19 0 6 3 13 13 13 8 0 19-7 19-21 0-18-21-23-33-23-20 0-33 19-37 27-9-23-28-27-38-27-37 0-57 46-57 54 0 4 3 4 4 4 3 0 4-1 5-4 12-37 35-46 47-46 7 0 19 3 19 23 0 11-6 35-19 85-5 22-18 36-33 36-3 0-11 0-18-4 9-2 17-9 17-19s-8-13-14-13c-10 0-19 10-19 21 0 16 18 23 33 23 24 0 36-25 37-27 5 13 17 27 39 27 36 0 56-45 56-54 0-4-3-4-4-4-3 0-4 2-5 4-11 38-35 46-47 46-14 0-19-11-19-23 0-8 2-15 6-31z"><text:p/></draw:path><draw:path draw:style-name="gr3" draw:text-style-name="P30" svg:width="0.0295in" svg:height="0.0654in" svg:x="2.4484in" svg:y="0.1957in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<text:p/></draw:path><draw:path draw:style-name="gr3" draw:text-style-name="P30" svg:width="0.0161in" svg:height="0.0413in" svg:x="2.502in" svg:y="0.2256in" svg:viewBox="0 0 42 106" svg:d="M42 37c0-23-9-37-23-37-12 0-19 9-19 19 0 9 7 19 19 19 4 0 9-2 13-5 1-1 1-1 1-1 1 0 1 0 1 5 0 27-12 48-24 60-4 3-4 4-4 5 0 3 2 4 3 4 4 0 33-27 33-69z"><text:p/></draw:path><draw:path draw:style-name="gr3" draw:text-style-name="P30" svg:width="0.1004in" svg:height="0.0941in" svg:x="2.5567in" svg:y="0.1457in" svg:viewBox="0 0 256 240" svg:d="M236 158c1-2 2-4 2-5s0-4-4-4c-3 0-4 2-5 4-23 52-36 76-96 76h-51c-5 0-6 0-8 0-4-1-5-1-5-4 0-1 0-2 2-8l24-96h35c30 0 30 7 30 16 0 2 0 7-3 17 0 2-1 3-1 4 0 2 2 4 5 4s4-2 5-7l20-83c0-2-1-4-4-4s-4 3-5 7c-7 27-14 35-46 35h-33l21-85c3-13 3-14 19-14h50c43 0 53 10 53 39 0 9 0 9-1 19 0 2 0 4 0 6s1 4 4 4c4 0 4-2 5-8l7-61c1-10-1-10-10-10h-178c-7 0-10 0-10 7 0 4 3 4 9 4 13 0 23 0 23 6 0 2 0 2-1 9l-47 186c-4 14-4 17-32 17-6 0-10 0-10 7 0 4 3 4 10 4h183c8 0 8 0 11-6z"><text:p/></draw:path><draw:polygon draw:style-name="gr3" draw:text-style-name="P30" svg:width="0.0189in" svg:height="0.1382in" svg:x="2.678in" svg:y="0.1354in" svg:viewBox="0 0 49 352" draw:points="49,352 49,338 14,338 14,14 49,14 49,0 0,0 0,352"><text:p/></draw:polygon><draw:path draw:style-name="gr3" draw:text-style-name="P30" svg:width="0.1142in" svg:height="0.0945in" svg:x="2.7035in" svg:y="0.1445in" svg:viewBox="0 0 291 241" svg:d="M162 96l-30-70c-1-3-2-4-2-5 0-2 6-9 21-10 3 0 7-1 7-7 0-4-4-4-5-4-15 0-30 1-45 1-9 0-30-1-39-1-2 0-7 0-7 7 0 4 4 4 9 4 21 0 23 3 26 11l42 99-75 80-4 4c-18 18-34 24-52 25-5 0-8 0-8 7 0 1 0 4 5 4 10 0 22-1 33-1 13 0 27 1 39 1 2 0 7 0 7-7 0-4-4-4-5-4-3 0-14-1-14-11 0-5 6-11 10-16l36-38 31-34 36 84c2 4 2 4 2 5 0 3-7 9-21 10-3 0-7 1-7 7 0 4 4 4 6 4 10 0 34-1 44-1 9 0 30 1 39 1 3 0 7 0 7-7 0-4-4-4-6-4-24 0-25-1-31-15-14-33-37-88-45-109 24-25 61-67 72-77 10-9 24-17 45-18 4 0 8 0 8-7 0 0 0-4-5-4-11 0-22 1-33 1-13 0-27-1-39-1-2 0-7 0-7 7 0 3 2 4 4 4 3 0 14 1 14 11 0 5-4 9-6 13z"><text:p/></draw:path><draw:path draw:style-name="gr3" draw:text-style-name="P30" svg:width="0.0429in" svg:height="0.0642in" svg:x="2.8315in" svg:y="0.1177in" svg:viewBox="0 0 110 164" svg:d="M110 119h-9c0 6-3 20-6 23-2 1-21 1-25 1h-45c26-23 34-30 49-41 19-15 36-30 36-54 0-30-27-48-58-48s-52 22-52 44c0 13 11 14 13 14 6 0 13-4 13-13 0-4-1-13-14-13 7-18 24-23 36-23 25 0 38 19 38 39 0 22-16 39-24 48l-60 59c-2 2-2 2-2 9h102z"><text:p/></draw:path><draw:polygon draw:style-name="gr3" draw:text-style-name="P30" svg:width="0.0189in" svg:height="0.1382in" svg:x="2.8906in" svg:y="0.1354in" svg:viewBox="0 0 49 352" draw:points="49,0 0,0 0,14 35,14 35,338 0,338 0,352 49,352"><text:p/></draw:polygon><draw:path draw:style-name="gr3" draw:text-style-name="P30" svg:width="0.0921in" svg:height="0.0323in" svg:x="2.972in" svg:y="0.1882in" svg:viewBox="0 0 235 83" svg:d="M223 14c5 0 12 0 12-7s-7-7-12-7h-211c-5 0-12 0-12 7s7 7 12 7zM223 83c5 0 12 0 12-7s-7-7-12-7h-211c-5 0-12 0-12 7s7 7 12 7z"><text:p/></draw:path><draw:path draw:style-name="gr3" draw:text-style-name="P30" svg:width="0.0457in" svg:height="0.0921in" svg:x="3.1681in" svg:y="0.0535in" svg:viewBox="0 0 117 235" svg:d="M73 9c0-8 0-9-8-9-22 23-54 23-65 23v11c7 0 28 0 46-10v183c0 13-1 17-33 17h-11v11c13-1 43-1 58-1 14 0 45 0 57 1v-11h-11c-32 0-33-4-33-17z"><text:p/></draw:path><draw:polygon draw:style-name="gr3" draw:text-style-name="P30" svg:width="0.1264in" svg:height="0.0055in" svg:x="3.1272in" svg:y="0.202in" svg:viewBox="0 0 322 15" draw:points="161,15 0,15 0,0 322,0 322,15"><text:p/></draw:polygon><draw:path draw:style-name="gr3" draw:text-style-name="P30" svg:width="0.1165in" svg:height="0.0945in" svg:x="3.1327in" svg:y="0.2402in" svg:viewBox="0 0 297 241" svg:d="M253 37c3-14 10-25 38-26 2 0 6 0 6-7 0 0 0-4-5-4-11 0-24 1-35 1-12 0-25-1-36-1-2 0-7 0-7 7 0 4 4 4 7 4 20 0 24 8 24 15 0 2-1 7-1 8l-40 157-78-184c-3-7-3-7-11-7h-47c-7 0-11 0-11 7 0 4 4 4 10 4 2 0 24 0 24 3l-47 190c-3 14-9 25-38 26-2 0-6 0-6 7 0 3 2 4 5 4 11 0 23-1 35-1s25 1 36 1c2 0 7 0 7-7 0-4-4-4-8-4-20-1-23-8-23-15 0-3 1-5 2-9l46-186c2 2 2 3 3 6l88 208c3 6 4 7 7 7 4 0 4-1 5-7z"><text:p/></draw:path><draw:path draw:style-name="gr3" draw:text-style-name="P30" svg:width="0.0862in" svg:height="0.0661in" svg:x="3.3508in" svg:y="0in" svg:viewBox="0 0 220 169" svg:d="M189 27c3-9 6-18 26-18 1 0 5 0 5-6 0-1-1-3-4-3-8 0-17 1-25 1-6 0-20-1-26-1-2 0-5 0-5 5 0 4 3 4 5 4 12 0 16 4 16 10 0 2 0 3-1 6l-27 108-63-129c-2-4-2-4-8-4h-34c-5 0-8 0-8 5 0 4 3 4 8 4s11 0 16 1l-33 133c-2 9-7 16-26 17-2 0-5 0-5 5 0 3 2 4 4 4 8 0 17-1 25-1 6 0 21 1 27 1 2 0 5-1 5-5s-3-4-6-4c-16 0-16-7-16-10 0-1 0-2 1-6l32-127 72 148c2 4 3 4 6 4s3-1 5-5z"><text:p/></draw:path><draw:path draw:style-name="gr3" draw:text-style-name="P30" svg:width="0.1843in" svg:height="0.1937in" svg:x="3.3008in" svg:y="0.1079in" svg:viewBox="0 0 469 493" svg:d="M426 493l43-113h-9c-14 37-51 61-92 71-7 2-42 11-109 11h-213l180-210c2-3 3-4 3-5s0-2-3-6l-164-224h193c48 0 80 5 83 6 19 2 49 8 77 26 9 6 33 21 45 50h9l-43-99h-416c-8 0-9 0-10 2 0 2 0 8 0 12l186 255-182 214c-4 4-4 6-4 6 0 4 4 4 10 4z"><text:p/></draw:path><draw:path draw:style-name="gr3" draw:text-style-name="P30" svg:width="0.0295in" svg:height="0.0654in" svg:x="3.3079in" svg:y="0.3382in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<text:p/></draw:path><draw:path draw:style-name="gr3" draw:text-style-name="P30" svg:width="0.0713in" svg:height="0.026in" svg:x="3.3492in" svg:y="0.365in" svg:viewBox="0 0 182 67" svg:d="M173 12c3 0 9 0 9-6s-6-6-9-6h-164c-3 0-9 0-9 6s6 6 9 6zM173 67c3 0 9 0 9-6s-6-6-9-6h-164c-3 0-9 0-9 6s6 6 9 6z"><text:p/></draw:path><draw:path draw:style-name="gr3" draw:text-style-name="P30" svg:width="0.0354in" svg:height="0.0642in" svg:x="3.4378in" svg:y="0.3382in" svg:viewBox="0 0 91 164" svg:d="M56 7c0-7 0-7-7-7-16 16-39 16-49 16v9c6 0 22 0 36-7v126c0 8 0 11-25 11h-9v9c4 0 35-1 44-1 8 0 39 1 45 1v-9h-10c-25 0-25-3-25-11z"><text:p/></draw:path><draw:path draw:style-name="gr3" draw:text-style-name="P30" svg:width="0.0689in" svg:height="0.0626in" svg:x="3.5201in" svg:y="0.1783in" svg:viewBox="0 0 176 160" svg:d="M108 50c2-10 10-42 35-42 2 0 10 0 17 4-9 2-16 11-16 19 0 6 3 13 13 13 8 0 19-7 19-21 0-18-21-23-33-23-20 0-33 19-37 27-9-23-28-27-38-27-37 0-57 46-57 54 0 4 3 4 4 4 3 0 4-1 5-4 12-37 35-46 47-46 7 0 19 3 19 23 0 11-6 35-19 85-5 22-18 36-33 36-3 0-11 0-18-4 9-2 17-9 17-19s-8-13-14-13c-10 0-19 10-19 21 0 16 18 23 33 23 24 0 36-25 37-27 5 13 17 27 39 27 36 0 56-45 56-54 0-4-3-4-4-4-3 0-4 2-5 4-11 38-35 46-47 46-14 0-19-11-19-23 0-8 2-15 6-31z"><text:p/></draw:path><draw:path draw:style-name="gr3" draw:text-style-name="P30" svg:width="0.0429in" svg:height="0.0642in" svg:x="3.6012in" svg:y="0.1177in" svg:viewBox="0 0 110 164" svg:d="M110 119h-9c0 6-3 20-6 23-2 1-21 1-25 1h-45c26-23 34-30 49-41 19-15 36-30 36-54 0-30-27-48-58-48s-52 22-52 44c0 13 11 14 13 14 6 0 13-4 13-13 0-4-1-13-14-13 7-18 24-23 36-23 25 0 38 19 38 39 0 22-16 39-24 48l-60 59c-2 2-2 2-2 9h102z"><text:p/></draw:path><draw:path draw:style-name="gr3" draw:text-style-name="P30" svg:width="0.0295in" svg:height="0.0654in" svg:x="3.5996in" svg:y="0.2091in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<text:p/></draw:path><draw:path draw:style-name="gr3" draw:text-style-name="P30" svg:width="0.0146in" svg:height="0.0146in" svg:x="3.6689in" svg:y="0.2256in" svg:viewBox="0 0 38 38" svg:d="M38 19c0-10-8-19-19-19-10 0-19 9-19 19 0 11 9 19 19 19 11 0 19-8 19-19z"><text:p/></draw:path></draw:g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9597in" style:rel-column-width="18545*"/>
    </style:style>
    <style:style style:name="Table4.B" style:family="table-column">
      <style:table-column-properties style:column-width="3in" style:rel-column-width="28390*"/>
    </style:style>
    <style:style style:name="Table4.C" style:family="table-column">
      <style:table-column-properties style:column-width="1.9653in" style:rel-column-width="18600*"/>
    </style:style>
    <style:style style:name="Table4.1" style:family="table-row">
      <style:table-row-properties style:min-row-height="0.7368in"/>
    </style:style>
    <style:style style:name="Table4.A1" style:family="table-cell">
      <style:table-cell-properties style:vertical-align="middle" fo:padding="0.0382in" fo:border="none"/>
    </style:style>
    <style:style style:name="Table4.2" style:family="table-row">
      <style:table-row-properties style:min-row-height="0.4396in"/>
    </style:style>
    <style:style style:name="Table4.A2" style:family="table-cell">
      <style:table-cell-properties style:vertical-align="middle" fo:padding="0.0382in" fo:border-left="none" fo:border-right="none" fo:border-top="none" fo:border-bottom="0.05pt solid #000000"/>
    </style:style>
    <style:style style:name="MP1" style:family="paragraph" style:parent-style-name="Table_20_Contents">
      <style:paragraph-properties fo:text-align="center" style:justify-single-word="false"/>
      <style:text-properties fo:font-size="10pt" fo:font-weight="bold" officeooo:paragraph-rsid="001afacb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14pt" fo:font-weight="bold" officeooo:rsid="0009fea0" officeooo:paragraph-rsid="0007ad8e" style:font-size-asian="14pt" style:font-weight-asian="bold" style:font-size-complex="14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Courier New" fo:font-size="14pt" fo:font-weight="bold" officeooo:rsid="0007eaad" officeooo:paragraph-rsid="0007eaad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0pt" fo:font-weight="bold" officeooo:rsid="0009fea0" officeooo:paragraph-rsid="001afacb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0pt" fo:font-weight="bold" officeooo:rsid="0009fea0" officeooo:paragraph-rsid="0007ad8e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8pt" fo:font-weight="bold" officeooo:rsid="0009fea0" officeooo:paragraph-rsid="001afacb" style:font-size-asian="8pt" style:font-weight-asian="bold" style:font-size-complex="8pt" style:font-weight-complex="bold"/>
    </style:style>
    <style:style style:name="MP7" style:family="paragraph" style:parent-style-name="Standard">
      <style:text-properties officeooo:paragraph-rsid="001afacb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2902in" fo:margin-bottom="0.33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376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1"><draw:frame draw:style-name="Mfr1" draw:name="graphics3" text:anchor-type="as-char" svg:width="1.0217in" svg:height="0.6972in" draw:z-index="0"><draw:image xlink:href="Pictures/100000000000092A000006426C489453.jpg" xlink:type="simple" xlink:show="embed" xlink:actuate="onLoad"/></draw:frame></text:p>
            </table:table-cell>
            <table:table-cell table:style-name="Table4.A1" office:value-type="string">
              <text:p text:style-name="MP2"><text:user-field-get text:name="CourseTitle">Computer Programming (2)</text:user-field-get></text:p>
              <text:p text:style-name="MP3"><text:user-field-get text:name="CourseCode">ECE 214C</text:user-field-get></text:p>
            </table:table-cell>
            <table:table-cell table:style-name="Table4.A1" office:value-type="string">
              <text:p text:style-name="MP1"><draw:frame draw:style-name="Mfr2" draw:name="graphics4" text:anchor-type="as-char" svg:width="0.8299in" svg:height="0.7in" draw:z-index="1"><draw:image xlink:href="Pictures/1000000000000127000000F9418DC779.jpg" xlink:type="simple" xlink:show="embed" xlink:actuate="onLoad"/></draw:frame></text:p>
            </table:table-cell>
          </table:table-row>
          <table:table-row table:style-name="Table4.2">
            <table:table-cell table:style-name="Table4.A2" office:value-type="string">
              <text:p text:style-name="MP4">Benha University</text:p>
            </table:table-cell>
            <table:table-cell table:style-name="Table4.A2" office:value-type="string">
              <text:p text:style-name="MP5">Computer Systems Engineering</text:p>
              <text:p text:style-name="MP5">Electrical Engineering Department</text:p>
            </table:table-cell>
            <table:table-cell table:style-name="Table4.A2" office:value-type="string">
              <text:p text:style-name="MP4">Faculty of Engineering</text:p>
              <text:p text:style-name="MP6">(at Shoubra)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5T12:48:39.538514061</meta:creation-date>
    <dc:date>2014-11-21T21:52:55.125422947</dc:date>
    <meta:editing-duration>PT3H52M</meta:editing-duration>
    <meta:editing-cycles>74</meta:editing-cycles>
    <meta:generator>LibreOffice/4.2.7.2$Linux_X86_64 LibreOffice_project/420m0$Build-2</meta:generator>
    <meta:document-statistic meta:table-count="1" meta:image-count="2" meta:object-count="0" meta:page-count="1" meta:paragraph-count="32" meta:word-count="154" meta:character-count="966" meta:non-whitespace-character-count="841"/>
  </office:meta>
</office:document-meta>
</file>